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loext:graphic-properties draw:fill="solid" draw:fill-color="#1a1b26"/>
      <style:paragraph-properties fo:line-height="135%" fo:background-color="#1a1b26"/>
    </style:style>
    <style:style style:name="P2" style:family="paragraph" style:parent-style-name="Standard">
      <loext:graphic-properties draw:fill="solid" draw:fill-color="#1a1b26"/>
      <style:paragraph-properties fo:line-height="135%" fo:background-color="#1a1b26"/>
      <style:text-properties fo:color="#a9b1d6" style:font-name="Courier New" fo:font-size="10.5pt" style:font-name-asian="Courier New1" style:font-size-asian="10.5pt" style:font-name-complex="Courier New1" style:font-size-complex="10.5pt"/>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4">
      <loext:graphic-properties draw:fill="solid" draw:fill-color="#1a1b26"/>
      <style:paragraph-properties fo:margin-left="0.5in" fo:margin-right="0in" fo:line-height="135%" fo:text-indent="-0.25in" style:auto-text-indent="false" fo:background-color="#1a1b26"/>
    </style:style>
    <style:style style:name="P5" style:family="paragraph" style:parent-style-name="Standard" style:list-style-name="WWNum1">
      <loext:graphic-properties draw:fill="solid" draw:fill-color="#1a1b26"/>
      <style:paragraph-properties fo:margin-left="0.5in" fo:margin-right="0in" fo:line-height="135%" fo:text-indent="-0.25in" style:auto-text-indent="false" fo:background-color="#1a1b26"/>
    </style:style>
    <style:style style:name="P6" style:family="paragraph" style:parent-style-name="Standard" style:list-style-name="WWNum2">
      <loext:graphic-properties draw:fill="solid" draw:fill-color="#1a1b26"/>
      <style:paragraph-properties fo:margin-left="0.5in" fo:margin-right="0in" fo:line-height="135%" fo:text-indent="-0.25in" style:auto-text-indent="false" fo:background-color="#1a1b26"/>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text-properties style:text-underline-style="non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2">
      <loext:graphic-properties draw:fill="solid" draw:fill-color="#282828"/>
      <style:paragraph-properties fo:margin-left="0.5in" fo:margin-right="0in" fo:text-indent="-0.25in" style:auto-text-indent="false" fo:background-color="#282828"/>
    </style:style>
    <style:style style:name="P11" style:family="paragraph" style:parent-style-name="Standard" style:list-style-name="WWNum2">
      <loext:graphic-properties draw:fill="solid" draw:fill-color="#ffffff"/>
      <style:paragraph-properties fo:margin-left="0.5in" fo:margin-right="0in" fo:line-height="150%" fo:text-indent="-0.25in" style:auto-text-indent="false" fo:background-color="#ffffff"/>
    </style:style>
    <style:style style:name="P12"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4" style:master-page-name="Standard">
      <style:paragraph-properties fo:margin-left="0.5in" fo:margin-right="0in" fo:text-indent="-0.25in" style:auto-text-indent="false" style:page-number="1"/>
    </style:style>
    <style:style style:name="P15" style:family="paragraph" style:parent-style-name="Standard">
      <style:paragraph-properties fo:margin-top="0.1665in" fo:margin-bottom="0.1665in" loext:contextual-spacing="false" fo:line-height="100%"/>
    </style:style>
    <style:style style:name="P16" style:family="paragraph" style:parent-style-name="Standard" style:list-style-name="WWNum2">
      <style:paragraph-properties fo:margin-left="1in" fo:margin-right="0in" fo:line-height="133%" fo:text-indent="-0.25in" style:auto-text-indent="false"/>
    </style:style>
    <style:style style:name="T1" style:family="text">
      <style:text-properties style:text-underline-style="none"/>
    </style:style>
    <style:style style:name="T2" style:family="text">
      <style:text-properties fo:color="#7dcfff" style:font-name="Courier New" fo:font-size="10.5pt" style:font-name-asian="Courier New1" style:font-size-asian="10.5pt" style:font-name-complex="Courier New1" style:font-size-complex="10.5pt"/>
    </style:style>
    <style:style style:name="T3" style:family="text">
      <style:text-properties fo:color="#a9b1d6" style:font-name="Courier New" fo:font-size="10.5pt" style:font-name-asian="Courier New1" style:font-size-asian="10.5pt" style:font-name-complex="Courier New1" style:font-size-complex="10.5pt"/>
    </style:style>
    <style:style style:name="T4" style:family="text">
      <style:text-properties fo:color="#9d7cd8" style:font-name="Courier New" fo:font-size="10.5pt" fo:font-style="italic" style:font-name-asian="Courier New1" style:font-size-asian="10.5pt" style:font-style-asian="italic" style:font-name-complex="Courier New1" style:font-size-complex="10.5pt"/>
    </style:style>
    <style:style style:name="T5" style:family="text">
      <style:text-properties fo:color="#7aa2f7" style:font-name="Courier New" fo:font-size="10.5pt" style:font-name-asian="Courier New1" style:font-size-asian="10.5pt" style:font-name-complex="Courier New1" style:font-size-complex="10.5pt"/>
    </style:style>
    <style:style style:name="T6" style:family="text">
      <style:text-properties fo:color="#89ddff" style:font-name="Courier New" fo:font-size="10.5pt" style:font-name-asian="Courier New1" style:font-size-asian="10.5pt" style:font-name-complex="Courier New1" style:font-size-complex="10.5pt"/>
    </style:style>
    <style:style style:name="T7" style:family="text">
      <style:text-properties fo:color="#9abdf5" style:font-name="Courier New" fo:font-size="10.5pt" style:font-name-asian="Courier New1" style:font-size-asian="10.5pt" style:font-name-complex="Courier New1" style:font-size-complex="10.5pt"/>
    </style:style>
    <style:style style:name="T8" style:family="text">
      <style:text-properties fo:color="#e0af68" style:font-name="Courier New" fo:font-size="10.5pt" style:font-name-asian="Courier New1" style:font-size-asian="10.5pt" style:font-name-complex="Courier New1" style:font-size-complex="10.5pt"/>
    </style:style>
    <style:style style:name="T9" style:family="text">
      <style:text-properties fo:color="#bb9af7" style:font-name="Courier New" fo:font-size="10.5pt" style:font-name-asian="Courier New1" style:font-size-asian="10.5pt" style:font-name-complex="Courier New1" style:font-size-complex="10.5pt"/>
    </style:style>
    <style:style style:name="T10" style:family="text">
      <style:text-properties fo:color="#bb9af7" style:font-name="Courier New" fo:font-size="10.5pt" fo:font-style="italic" style:font-name-asian="Courier New1" style:font-size-asian="10.5pt" style:font-style-asian="italic" style:font-name-complex="Courier New1" style:font-size-complex="10.5pt"/>
    </style:style>
    <style:style style:name="T11" style:family="text">
      <style:text-properties fo:color="#9ece6a" style:font-name="Courier New" fo:font-size="10.5pt" style:font-name-asian="Courier New1" style:font-size-asian="10.5pt" style:font-name-complex="Courier New1" style:font-size-complex="10.5pt"/>
    </style:style>
    <style:style style:name="T12" style:family="text">
      <style:text-properties fo:color="#c0caf5" style:font-name="Courier New" fo:font-size="10.5pt" style:font-name-asian="Courier New1" style:font-size-asian="10.5pt" style:font-name-complex="Courier New1" style:font-size-complex="10.5pt"/>
    </style:style>
    <style:style style:name="T13" style:family="text">
      <style:text-properties fo:color="#1155cc" style:text-underline-style="solid" style:text-underline-width="auto" style:text-underline-color="font-color"/>
    </style:style>
    <style:style style:name="T14" style:family="text">
      <style:text-properties fo:color="#1155cc" style:font-name="Roboto" fo:font-size="9pt" style:text-underline-style="solid" style:text-underline-width="auto" style:text-underline-color="font-color" style:font-name-asian="Roboto1" style:font-size-asian="9pt" style:font-name-complex="Roboto1" style:font-size-complex="9pt" fo:background-color="#ffffff"/>
    </style:style>
    <style:style style:name="T15" style:family="text">
      <style:text-properties fo:color="#ff9e64" style:font-name="Courier New" fo:font-size="10.5pt" style:font-name-asian="Courier New1" style:font-size-asian="10.5pt" style:font-name-complex="Courier New1" style:font-size-complex="10.5pt"/>
    </style:style>
    <style:style style:name="T16" style:family="text">
      <style:text-properties fo:color="#51597d" style:font-name="Courier New" fo:font-size="10.5pt" fo:font-style="italic" style:font-name-asian="Courier New1" style:font-size-asian="10.5pt" style:font-style-asian="italic" style:font-name-complex="Courier New1" style:font-size-complex="10.5pt"/>
    </style:style>
    <style:style style:name="T17" style:family="text">
      <style:text-properties fo:color="#646e9c" style:font-name="Courier New" fo:font-size="10.5pt" fo:font-style="italic" style:font-name-asian="Courier New1" style:font-size-asian="10.5pt" style:font-style-asian="italic" style:font-name-complex="Courier New1" style:font-size-complex="10.5pt"/>
    </style:style>
    <style:style style:name="T18" style:family="text">
      <style:text-properties fo:color="#5a638c" style:font-name="Courier New" fo:font-size="10.5pt" fo:font-style="italic" style:font-name-asian="Courier New1" style:font-size-asian="10.5pt" style:font-style-asian="italic" style:font-name-complex="Courier New1" style:font-size-complex="10.5pt"/>
    </style:style>
    <style:style style:name="T19" style:family="text">
      <style:text-properties fo:color="#0db9d7" style:font-name="Courier New" fo:font-size="10.5pt" style:font-name-asian="Courier New1" style:font-size-asian="10.5pt" style:font-name-complex="Courier New1" style:font-size-complex="10.5pt"/>
    </style:style>
    <style:style style:name="T20" style:family="text">
      <style:text-properties fo:color="#188038" style:font-name="Roboto Mono" style:font-name-asian="Roboto Mono1" style:font-name-complex="Roboto Mono1"/>
    </style:style>
    <style:style style:name="T21" style:family="text">
      <style:text-properties style:font-name="Courier New" fo:font-size="9pt" style:font-name-asian="Courier New1" style:font-size-asian="9pt" style:font-name-complex="Courier New1" style:font-size-complex="9pt"/>
    </style:style>
    <style:style style:name="T22" style:family="text">
      <style:text-properties fo:color="#a31515" style:font-name="Courier New" fo:font-size="9pt" style:font-name-asian="Courier New1" style:font-size-asian="9pt" style:font-name-complex="Courier New1" style:font-size-complex="9pt"/>
    </style:style>
    <style:style style:name="T23" style:family="text">
      <style:text-properties fo:color="#0451a5" style:font-name="Courier New" fo:font-size="9pt" style:font-name-asian="Courier New1" style:font-size-asian="9pt" style:font-name-complex="Courier New1" style:font-size-complex="9pt"/>
    </style:style>
    <style:style style:name="T24" style:family="text">
      <style:text-properties fo:color="#e3e3e3" style:font-name="Courier New" fo:font-size="9pt" fo:font-style="italic" style:font-name-asian="Courier New1" style:font-size-asian="9pt" style:font-style-asian="italic" style:font-name-complex="Courier New1" style:font-size-complex="9pt"/>
    </style:style>
    <style:style style:name="T25" style:family="text">
      <style:text-properties fo:color="#e3e3e3" style:font-name="Courier New" fo:font-size="9pt" style:font-name-asian="Courier New1" style:font-size-asian="9pt" style:font-name-complex="Courier New1" style:font-size-complex="9pt"/>
    </style:style>
    <style:style style:name="T26" style:family="text">
      <style:text-properties fo:color="#8f8f8f" style:font-name="Courier New" fo:font-size="9pt" fo:font-style="italic" style:font-name-asian="Courier New1" style:font-size-asian="9pt" style:font-style-asian="italic" style:font-name-complex="Courier New1" style:font-size-complex="9pt"/>
    </style:style>
    <style:style style:name="T27" style:family="text">
      <style:text-properties fo:color="#8f8f8f" style:font-name="Courier New" fo:font-size="9pt" style:font-name-asian="Courier New1" style:font-size-asian="9pt" style:font-name-complex="Courier New1" style:font-size-complex="9pt"/>
    </style:style>
    <style:style style:name="T28" style:family="text">
      <style:text-properties fo:color="#5cd5fb" style:font-name="Courier New" fo:font-size="9pt" fo:font-style="italic" style:font-name-asian="Courier New1" style:font-size-asian="9pt" style:font-style-asian="italic" style:font-name-complex="Courier New1" style:font-size-complex="9pt"/>
    </style:style>
    <style:style style:name="T29" style:family="text">
      <style:text-properties fo:color="#5cd5fb" style:font-name="Courier New" fo:font-size="9pt" style:font-name-asian="Courier New1" style:font-size-asian="9pt" style:font-name-complex="Courier New1" style:font-size-complex="9pt"/>
    </style:style>
    <style:style style:name="T30" style:family="text">
      <style:text-properties fo:color="#9980ff" style:font-name="Courier New" fo:font-size="9pt" fo:font-style="italic" style:font-name-asian="Courier New1" style:font-size-asian="9pt" style:font-style-asian="italic" style:font-name-complex="Courier New1" style:font-size-complex="9pt"/>
    </style:style>
    <style:style style:name="T31" style:family="text">
      <style:text-properties fo:color="#9980ff" style:font-name="Courier New" fo:font-size="9pt" style:font-name-asian="Courier New1" style:font-size-asian="9pt" style:font-name-complex="Courier New1" style:font-size-complex="9pt"/>
    </style:style>
    <style:style style:name="T32" style:family="text">
      <style:text-properties fo:color="#7cacf8" style:font-name="Courier New" fo:font-size="9pt" style:font-name-asian="Courier New1" style:font-size-asian="9pt" style:font-name-complex="Courier New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43358258" text:style-name="WWNum4">
        <text:list-item>
          <text:p text:style-name="P14">En JavaScript, las variables de entorno (environment variables) son pares clave-valor que tu aplicación puede leer en tiempo de ejecución o compilación, pero que no están “hardcodeadas” (escritas directamente) en el código fuente.</text:p>
        </text:list-item>
        <text:list-item>
          <text:p text:style-name="P3">Se usan principalmente para:</text:p>
        </text:list-item>
        <text:list-item>
          <text:p text:style-name="P3">Separar configuración del código</text:p>
        </text:list-item>
        <text:list-item>
          <text:p text:style-name="P3">Mantener datos sensibles (API keys, contraseñas, cadenas de conexión) fuera del repositorio.</text:p>
        </text:list-item>
        <text:list-item>
          <text:p text:style-name="P3">Tener diferentes valores en desarrollo, pruebas y producción sin cambiar el código.</text:p>
        </text:list-item>
        <text:list-item>
          <text:p text:style-name="P3">Inyectar datos en distintos entornos</text:p>
        </text:list-item>
        <text:list-item>
          <text:p text:style-name="P3">En Node.js accedes con process.env.VARIABLE_NAME.</text:p>
        </text:list-item>
        <text:list-item>
          <text:p text:style-name="P3">En aplicaciones front-end (React, Vue, Next.js) suelen gestionarse al compilar y requerir un prefijo especial (p. ej. REACT_APP_ o NEXT_PUBLIC_) para exponerlas al navegador.</text:p>
        </text:list-item>
        <text:list-item>
          <text:p text:style-name="P3">Por eso en el proyecto se suele añadir el .env a gitignore para que no se publique la información sensible y crear una copia de este .env como template para el resto de desarrolladores sepan que variables de entorno requiere el proyecto</text:p>
        </text:list-item>
        <text:list-item>
          <text:p text:style-name="P3">creamos carpeta cocepts, dentro 01-environments, aquí vamos a agrupar todo lo que tenga que ver con entornos o con variables de entorno,</text:p>
        </text:list-item>
        <text:list-item>
          <text:p text:style-name="P4"/>
        </text:list-item>
        <text:list-item>
          <text:p text:style-name="P4"><text:span text:style-name="T2">export</text:span><text:span text:style-name="T3"> </text:span><text:span text:style-name="T4">const</text:span><text:span text:style-name="T3"> </text:span><text:span text:style-name="T5">environmentsComponent</text:span><text:span text:style-name="T3"> </text:span><text:span text:style-name="T6">=</text:span><text:span text:style-name="T3"> </text:span><text:span text:style-name="T7">(</text:span><text:span text:style-name="T8">element</text:span><text:span text:style-name="T7">)</text:span><text:span text:style-name="T3"> </text:span><text:span text:style-name="T9">=&gt;</text:span><text:span text:style-name="T7">{</text:span></text:p>
        </text:list-item>
        <text:list-item>
          <text:p text:style-name="P4"><text:span text:style-name="T7"><text:s text:c="3"/></text:span><text:span text:style-name="T4">const</text:span><text:span text:style-name="T7"> </text:span><text:span text:style-name="T9">html</text:span><text:span text:style-name="T7"> </text:span><text:span text:style-name="T6">=</text:span><text:span text:style-name="T7"> </text:span><text:span text:style-name="T6">`</text:span></text:p>
        </text:list-item>
        <text:list-item>
          <text:p text:style-name="P4"><text:span text:style-name="T11"><text:s text:c="7"/>variables:</text:span></text:p>
        </text:list-item>
        <text:list-item>
          <text:p text:style-name="P4"><text:span text:style-name="T11"><text:s text:c="3"/></text:span><text:span text:style-name="T6">`;</text:span></text:p>
        </text:list-item>
        <text:list-item>
          <text:p text:style-name="P4"><text:span text:style-name="T7"><text:s text:c="3"/></text:span><text:span text:style-name="T12">element</text:span><text:span text:style-name="T6">.</text:span><text:span text:style-name="T2">innerHTML</text:span><text:span text:style-name="T7"> </text:span><text:span text:style-name="T6">=</text:span><text:span text:style-name="T7"> </text:span><text:span text:style-name="T12">html</text:span><text:span text:style-name="T6">;</text:span></text:p>
        </text:list-item>
        <text:list-item>
          <text:p text:style-name="P4"><text:span text:style-name="T7">}</text:span></text:p>
        </text:list-item>
        <text:list-item>
          <text:p text:style-name="P3">inyectamos un html en un elemento que le indiquemos</text:p>
        </text:list-item>
        <text:list-item>
          <text:p text:style-name="P3">la importamos ahora en el <text:a xlink:type="simple" xlink:href="http://main.js" text:style-name="ListLabel_20_37" text:visited-style-name="ListLabel_20_37"><text:span text:style-name="T13">main.js</text:span></text:a> y </text:p>
        </text:list-item>
        <text:list-item>
          <text:p text:style-name="P4"><text:span text:style-name="T4">const</text:span><text:span text:style-name="T3"> </text:span><text:span text:style-name="T9">element</text:span><text:span text:style-name="T6">=</text:span><text:span text:style-name="T12">document</text:span><text:span text:style-name="T6">.</text:span><text:span text:style-name="T5">querySelector</text:span><text:span text:style-name="T7">(</text:span><text:span text:style-name="T6">'</text:span><text:span text:style-name="T11">.card</text:span><text:span text:style-name="T6">'</text:span><text:span text:style-name="T7">)</text:span><text:span text:style-name="T6">;</text:span></text:p>
        </text:list-item>
        <text:list-item>
          <text:p text:style-name="P4"><text:soft-page-break/><text:span text:style-name="T5">environmentsComponent</text:span><text:span text:style-name="T7">(</text:span><text:span text:style-name="T3"> </text:span><text:span text:style-name="T12">element</text:span><text:span text:style-name="T3"> </text:span><text:span text:style-name="T7">)</text:span><text:span text:style-name="T6">;</text:span></text:p>
        </text:list-item>
        <text:list-item>
          <text:p text:style-name="P3">seleccionamos la clase card en una variable y llamamos a la función para insertarle el html que queremos</text:p>
        </text:list-item>
        <text:list-item>
          <text:p text:style-name="P4"><text:span text:style-name="T6">VITE_API_KEY=</text:span><text:span text:style-name="T3">Llave-privada</text:span></text:p>
        </text:list-item>
        <text:list-item>
          <text:p text:style-name="P4"><text:span text:style-name="T6">VITE_BASE_URL=</text:span><text:span text:style-name="T3">https://localhost:8000</text:span></text:p>
        </text:list-item>
        <text:list-item>
          <text:p text:style-name="P3">en archivo .env para exponer las variables de entorno tenemos que agregarle, vite_</text:p>
        </text:list-item>
        <text:list-item>
          <text:p text:style-name="P4"><text:span text:style-name="T12">console</text:span><text:span text:style-name="T6">.</text:span><text:span text:style-name="T5">log</text:span><text:span text:style-name="T7">( </text:span><text:span text:style-name="T2">import</text:span><text:span text:style-name="T6">.</text:span><text:span text:style-name="T2">meta</text:span><text:span text:style-name="T6">.</text:span><text:span text:style-name="T2">env</text:span><text:span text:style-name="T7"> )</text:span><text:span text:style-name="T6">;</text:span></text:p>
        </text:list-item>
        <text:list-item>
          <text:p text:style-name="P3">podemos ver todas nuestra variables de entorno que exponemos</text:p>
        </text:list-item>
        <text:list-item>
          <text:p text:style-name="P4"><text:span text:style-name="T4">const</text:span><text:span text:style-name="T7"> </text:span><text:span text:style-name="T9">html</text:span><text:span text:style-name="T7"> </text:span><text:span text:style-name="T6">=</text:span><text:span text:style-name="T7"> </text:span><text:span text:style-name="T6">`</text:span></text:p>
        </text:list-item>
        <text:list-item>
          <text:p text:style-name="P4"><text:span text:style-name="T11"><text:s text:c="7"/>DEV: </text:span><text:span text:style-name="T2">${</text:span><text:span text:style-name="T11"> </text:span><text:span text:style-name="T2">import</text:span><text:span text:style-name="T6">.</text:span><text:span text:style-name="T2">meta</text:span><text:span text:style-name="T6">.</text:span><text:span text:style-name="T12">env</text:span><text:span text:style-name="T6">.</text:span><text:span text:style-name="T15">DEV</text:span><text:span text:style-name="T2">}</text:span><text:span text:style-name="T11"> &lt;br/&gt;</text:span></text:p>
        </text:list-item>
        <text:list-item>
          <text:p text:style-name="P4"><text:span text:style-name="T11"><text:s text:c="7"/>PROD: </text:span><text:span text:style-name="T2">${</text:span><text:span text:style-name="T11"> </text:span><text:span text:style-name="T2">import</text:span><text:span text:style-name="T6">.</text:span><text:span text:style-name="T2">meta</text:span><text:span text:style-name="T6">.</text:span><text:span text:style-name="T12">env</text:span><text:span text:style-name="T6">.</text:span><text:span text:style-name="T15">PROD</text:span><text:span text:style-name="T2">}</text:span><text:span text:style-name="T11"> &lt;br/&gt;</text:span></text:p>
        </text:list-item>
        <text:list-item>
          <text:p text:style-name="P4"><text:span text:style-name="T11"><text:s text:c="7"/>API_KEY: </text:span><text:span text:style-name="T2">${</text:span><text:span text:style-name="T11"> </text:span><text:span text:style-name="T2">import</text:span><text:span text:style-name="T6">.</text:span><text:span text:style-name="T2">meta</text:span><text:span text:style-name="T6">.</text:span><text:span text:style-name="T12">env</text:span><text:span text:style-name="T6">.</text:span><text:span text:style-name="T15">VITE_API_KEY</text:span><text:span text:style-name="T2">}</text:span><text:span text:style-name="T11"> &lt;br/&gt;</text:span></text:p>
        </text:list-item>
        <text:list-item>
          <text:p text:style-name="P4"><text:span text:style-name="T11"><text:s text:c="7"/>DEV: </text:span><text:span text:style-name="T2">${</text:span><text:span text:style-name="T11"> </text:span><text:span text:style-name="T2">import</text:span><text:span text:style-name="T6">.</text:span><text:span text:style-name="T2">meta</text:span><text:span text:style-name="T6">.</text:span><text:span text:style-name="T12">env</text:span><text:span text:style-name="T6">.</text:span><text:span text:style-name="T15">VITE_BASE_URL</text:span><text:span text:style-name="T2">}</text:span><text:span text:style-name="T11"> &lt;br/&gt;</text:span></text:p>
        </text:list-item>
        <text:list-item>
          <text:p text:style-name="P4"><text:span text:style-name="T11"><text:s text:c="3"/></text:span><text:span text:style-name="T6">`;</text:span></text:p>
        </text:list-item>
        <text:list-item>
          <text:p text:style-name="P3">asi en este html podemos ver como se muestran por pantalla los valores de las variables de entorno</text:p>
        </text:list-item>
        <text:list-item>
          <text:p text:style-name="P3">creamos un nuevo archivo <text:a xlink:type="simple" xlink:href="http://demo.js" text:style-name="ListLabel_20_37" text:visited-style-name="ListLabel_20_37"><text:span text:style-name="T13">demo.js</text:span></text:a>, con la estructura</text:p>
        </text:list-item>
        <text:list-item>
          <text:p text:style-name="P4"><text:span text:style-name="T16">/**</text:span></text:p>
        </text:list-item>
        <text:list-item>
          <text:p text:style-name="P4"><text:span text:style-name="T16">*</text:span></text:p>
        </text:list-item>
        <text:list-item>
          <text:p text:style-name="P4"><text:span text:style-name="T16">* </text:span><text:span text:style-name="T17">@param</text:span><text:span text:style-name="T16"> {</text:span><text:span text:style-name="T17">HTMLDivElement</text:span><text:span text:style-name="T16">} </text:span><text:span text:style-name="T18">element</text:span></text:p>
        </text:list-item>
        <text:list-item>
          <text:p text:style-name="P4"><text:span text:style-name="T16">*/</text:span></text:p>
        </text:list-item>
        <text:list-item>
          <text:p text:style-name="P4"><text:span text:style-name="T2">export</text:span><text:span text:style-name="T3"> </text:span><text:span text:style-name="T4">const</text:span><text:span text:style-name="T3"> </text:span><text:span text:style-name="T5">demoComponent</text:span><text:span text:style-name="T3"> </text:span><text:span text:style-name="T6">=</text:span><text:span text:style-name="T3"> </text:span><text:span text:style-name="T7">(</text:span><text:span text:style-name="T8">element</text:span><text:span text:style-name="T7">)</text:span><text:span text:style-name="T3"> </text:span><text:span text:style-name="T9">=&gt;</text:span><text:span text:style-name="T7">{</text:span></text:p>
        </text:list-item>
        <text:list-item>
          <text:p text:style-name="P4"/>
        </text:list-item>
        <text:list-item>
          <text:p text:style-name="P4"><text:soft-page-break/><text:span text:style-name="T7"><text:s text:c="3"/></text:span><text:span text:style-name="T12">console</text:span><text:span text:style-name="T6">.</text:span><text:span text:style-name="T5">log</text:span><text:span text:style-name="T7">( </text:span><text:span text:style-name="T6">'</text:span><text:span text:style-name="T11">demoComponent</text:span><text:span text:style-name="T6">'</text:span><text:span text:style-name="T7"> )</text:span><text:span text:style-name="T6">;</text:span></text:p>
        </text:list-item>
        <text:list-item>
          <text:p text:style-name="P4"/>
        </text:list-item>
        <text:list-item>
          <text:p text:style-name="P4"><text:span text:style-name="T7">}</text:span></text:p>
        </text:list-item>
        <text:list-item>
          <text:p text:style-name="P3">usaremos como plantilla para reutilizar este fragmento de codigo en los siguientes ejercicios, podriamos crear también un snippet con este fragmento (opción más personalizada y reutilizable)</text:p>
        </text:list-item>
        <text:list-item>
          <text:p text:style-name="P3">callbacks, es una funcion que se pasa como argumento a otra funcion, para volverla a llamar dentro de la misma en algun punto de la ejecucion</text:p>
        </text:list-item>
        <text:list-item>
          <text:p text:style-name="P3">agregamos una carpeta data y dentro un archivo <text:a xlink:type="simple" xlink:href="http://heroes.js" text:style-name="ListLabel_20_37" text:visited-style-name="ListLabel_20_37"><text:span text:style-name="T13">heroes.js</text:span></text:a> donde pegamos un json con mucha data de heroes creamos un array y lo exportamos </text:p>
        </text:list-item>
        <text:list-item>
          <text:p text:style-name="P3">copiamos <text:a xlink:type="simple" xlink:href="http://demo.js" text:style-name="ListLabel_20_37" text:visited-style-name="ListLabel_20_37"><text:span text:style-name="T13">demo.js</text:span></text:a> y pegamos, renombramos como callbacks y la funcion dentro callbackscomponent y lo importamos en el <text:a xlink:type="simple" xlink:href="http://main.js" text:style-name="ListLabel_20_37" text:visited-style-name="ListLabel_20_37"><text:span text:style-name="T13">main.js</text:span></text:a> para verlo en consola y trabajar sobre el</text:p>
        </text:list-item>
        <text:list-item>
          <text:p text:style-name="P4"><text:span text:style-name="T4">const</text:span><text:span text:style-name="T3"> </text:span><text:span text:style-name="T5">findHero</text:span><text:span text:style-name="T3"> </text:span><text:span text:style-name="T6">=</text:span><text:span text:style-name="T3"> </text:span><text:span text:style-name="T7">(</text:span><text:span text:style-name="T8">id</text:span><text:span text:style-name="T6">,</text:span><text:span text:style-name="T3"> </text:span><text:span text:style-name="T8">callback</text:span><text:span text:style-name="T7">)</text:span><text:span text:style-name="T3"> </text:span><text:span text:style-name="T9">=&gt;</text:span><text:span text:style-name="T7">{</text:span></text:p>
        </text:list-item>
        <text:list-item>
          <text:p text:style-name="P3">creamos funcion de findhero y recibimos como argumento id y el callback, importamos la data de <text:a xlink:type="simple" xlink:href="http://heroes.js" text:style-name="ListLabel_20_37" text:visited-style-name="ListLabel_20_37"><text:span text:style-name="T13">heroes.js</text:span></text:a></text:p>
        </text:list-item>
        <text:list-item>
          <text:p text:style-name="P4"><text:span text:style-name="T2">import</text:span><text:span text:style-name="T3"> </text:span><text:span text:style-name="T7">{ </text:span><text:span text:style-name="T19">heroes</text:span><text:span text:style-name="T7"> }</text:span><text:span text:style-name="T3"> </text:span><text:span text:style-name="T2">from</text:span><text:span text:style-name="T3"> </text:span><text:span text:style-name="T6">"</text:span><text:span text:style-name="T11">../data/heroes</text:span><text:span text:style-name="T6">";</text:span></text:p>
        </text:list-item>
        <text:list-item>
          <text:p text:style-name="P4"/>
        </text:list-item>
        <text:list-item>
          <text:p text:style-name="P4"><text:span text:style-name="T16">/**</text:span></text:p>
        </text:list-item>
        <text:list-item>
          <text:p text:style-name="P4"><text:span text:style-name="T16"><text:s/>*</text:span></text:p>
        </text:list-item>
        <text:list-item>
          <text:p text:style-name="P4"><text:span text:style-name="T16"><text:s/>* </text:span><text:span text:style-name="T17">@param</text:span><text:span text:style-name="T16"> {</text:span><text:span text:style-name="T17">HTMLDivElement</text:span><text:span text:style-name="T16">} </text:span><text:span text:style-name="T18">element</text:span></text:p>
        </text:list-item>
        <text:list-item>
          <text:p text:style-name="P4"><text:span text:style-name="T16"><text:s/>*/</text:span></text:p>
        </text:list-item>
        <text:list-item>
          <text:p text:style-name="P4"><text:span text:style-name="T2">export</text:span><text:span text:style-name="T3"> </text:span><text:span text:style-name="T4">const</text:span><text:span text:style-name="T3"> </text:span><text:span text:style-name="T5">callBacksComponent</text:span><text:span text:style-name="T3"> </text:span><text:span text:style-name="T6">=</text:span><text:span text:style-name="T3"> </text:span><text:span text:style-name="T7">(</text:span><text:span text:style-name="T8">element</text:span><text:span text:style-name="T7">)</text:span><text:span text:style-name="T3"> </text:span><text:span text:style-name="T9">=&gt;</text:span><text:span text:style-name="T7">{</text:span></text:p>
        </text:list-item>
        <text:list-item>
          <text:p text:style-name="P4"><text:span text:style-name="T7"><text:s text:c="4"/></text:span><text:span text:style-name="T4">const</text:span><text:span text:style-name="T7"> </text:span><text:span text:style-name="T9">id</text:span><text:span text:style-name="T7"> </text:span><text:span text:style-name="T6">=</text:span><text:span text:style-name="T7"> </text:span><text:span text:style-name="T6">'</text:span><text:span text:style-name="T11">5d86371f2343e37870b91ef1</text:span><text:span text:style-name="T6">';</text:span></text:p>
        </text:list-item>
        <text:list-item>
          <text:p text:style-name="P4"/>
        </text:list-item>
        <text:list-item>
          <text:p text:style-name="P4"><text:span text:style-name="T7"><text:s text:c="4"/></text:span><text:span text:style-name="T5">findHero</text:span><text:span text:style-name="T7">(</text:span><text:span text:style-name="T12">id</text:span><text:span text:style-name="T6">,</text:span><text:span text:style-name="T7"> (</text:span><text:span text:style-name="T8">hero</text:span><text:span text:style-name="T7">) </text:span><text:span text:style-name="T9">=&gt;</text:span><text:span text:style-name="T7">{</text:span></text:p>
        </text:list-item>
        <text:list-item>
          <text:p text:style-name="P4"><text:span text:style-name="T7"><text:s text:c="8"/></text:span><text:span text:style-name="T12">element</text:span><text:span text:style-name="T6">.</text:span><text:span text:style-name="T2">innerHTML</text:span><text:span text:style-name="T6">=</text:span><text:span text:style-name="T12">hero</text:span><text:span text:style-name="T6">.</text:span><text:span text:style-name="T2">name</text:span><text:span text:style-name="T6">;</text:span></text:p>
        </text:list-item>
        <text:list-item>
          <text:p text:style-name="P4"><text:span text:style-name="T7"><text:s text:c="4"/>})</text:span><text:span text:style-name="T6">;</text:span></text:p>
        </text:list-item>
        <text:list-item>
          <text:p text:style-name="P4"><text:soft-page-break/></text:p>
        </text:list-item>
        <text:list-item>
          <text:p text:style-name="P4"><text:span text:style-name="T7">}</text:span></text:p>
        </text:list-item>
        <text:list-item>
          <text:p text:style-name="P4"/>
        </text:list-item>
        <text:list-item>
          <text:p text:style-name="P4"><text:span text:style-name="T16">/**</text:span></text:p>
        </text:list-item>
        <text:list-item>
          <text:p text:style-name="P4"><text:span text:style-name="T16"><text:s/>*</text:span></text:p>
        </text:list-item>
        <text:list-item>
          <text:p text:style-name="P4"><text:span text:style-name="T16"><text:s/>* </text:span><text:span text:style-name="T17">@param</text:span><text:span text:style-name="T16"> {</text:span><text:span text:style-name="T17">string</text:span><text:span text:style-name="T16">} </text:span><text:span text:style-name="T18">id</text:span></text:p>
        </text:list-item>
        <text:list-item>
          <text:p text:style-name="P4"><text:span text:style-name="T16"><text:s/>* </text:span><text:span text:style-name="T17">@param</text:span><text:span text:style-name="T16"> {</text:span><text:span text:style-name="T17"> (hero: Object) =&gt; void </text:span><text:span text:style-name="T16">} </text:span><text:span text:style-name="T18">callback</text:span></text:p>
        </text:list-item>
        <text:list-item>
          <text:p text:style-name="P4"><text:span text:style-name="T16"><text:s/>*/</text:span></text:p>
        </text:list-item>
        <text:list-item>
          <text:p text:style-name="P4"/>
        </text:list-item>
        <text:list-item>
          <text:p text:style-name="P4"/>
        </text:list-item>
        <text:list-item>
          <text:p text:style-name="P4"><text:span text:style-name="T4">const</text:span><text:span text:style-name="T3"> </text:span><text:span text:style-name="T5">findHero</text:span><text:span text:style-name="T3"> </text:span><text:span text:style-name="T6">=</text:span><text:span text:style-name="T3"> </text:span><text:span text:style-name="T7">(</text:span><text:span text:style-name="T8">id</text:span><text:span text:style-name="T6">,</text:span><text:span text:style-name="T3"> </text:span><text:span text:style-name="T8">callback</text:span><text:span text:style-name="T7">)</text:span><text:span text:style-name="T3"> </text:span><text:span text:style-name="T9">=&gt;</text:span><text:span text:style-name="T7">{</text:span></text:p>
        </text:list-item>
        <text:list-item>
          <text:p text:style-name="P4"/>
        </text:list-item>
        <text:list-item>
          <text:p text:style-name="P4"><text:span text:style-name="T7"><text:s text:c="4"/></text:span><text:span text:style-name="T4">const</text:span><text:span text:style-name="T7"> </text:span><text:span text:style-name="T9">hero</text:span><text:span text:style-name="T7"> </text:span><text:span text:style-name="T6">=</text:span><text:span text:style-name="T7"> </text:span><text:span text:style-name="T12">heroes</text:span><text:span text:style-name="T6">.</text:span><text:span text:style-name="T5">find</text:span><text:span text:style-name="T7">(</text:span><text:span text:style-name="T8">hero</text:span><text:span text:style-name="T7"> </text:span><text:span text:style-name="T9">=&gt;</text:span><text:span text:style-name="T7"> </text:span><text:span text:style-name="T12">hero</text:span><text:span text:style-name="T6">.</text:span><text:span text:style-name="T2">id</text:span><text:span text:style-name="T7"> </text:span><text:span text:style-name="T9">===</text:span><text:span text:style-name="T7"> </text:span><text:span text:style-name="T12">id</text:span><text:span text:style-name="T7">)</text:span><text:span text:style-name="T6">;</text:span></text:p>
        </text:list-item>
        <text:list-item>
          <text:p text:style-name="P4"><text:span text:style-name="T7"><text:s text:c="4"/></text:span><text:span text:style-name="T5">callback</text:span><text:span text:style-name="T7">(</text:span><text:span text:style-name="T12">hero</text:span><text:span text:style-name="T7">)</text:span><text:span text:style-name="T6">;</text:span></text:p>
        </text:list-item>
        <text:list-item>
          <text:p text:style-name="P4"/>
        </text:list-item>
        <text:list-item>
          <text:p text:style-name="P4"><text:span text:style-name="T7">}</text:span></text:p>
        </text:list-item>
        <text:list-item>
          <text:p text:style-name="P3">importamos data de heroes, componente principal callbackcomponent, recibe un elemento del dom donde queremos mostrar algo, fijamos un id concreto de un heroe y llamamos a una funcion findhero, donde le mandamos ese id y la funcion callback, que es la que se va a ejecutar cuando la funcion find hero termine de buscar y reciba el objeto hero</text:p>
        </text:list-item>
        <text:list-item>
          <text:p text:style-name="P3">funcion findhero, creamos una constante que busca en el array de heroes que importamos antes con la funcion .find , cada elemento individual de ese array en este caso llamamos hero funcion de flecha busca que el id de cada elemento individual del array sea === al id que mandamos en la funcion, una vez lo encuentra llama a la funcion callback(hero), es decir el resultado del find lo guarda como un objeto dentro de los argumentos de la funcion find hero para que luego al llamarlo</text:p>
        </text:list-item>
        <text:list-item>
          <text:p text:style-name="P4"><text:span text:style-name="T7"><text:s/></text:span><text:span text:style-name="T5">findHero</text:span><text:span text:style-name="T7">(</text:span><text:span text:style-name="T12">id</text:span><text:span text:style-name="T6">,</text:span><text:span text:style-name="T7"> (</text:span><text:span text:style-name="T8">hero</text:span><text:span text:style-name="T7">) </text:span><text:span text:style-name="T9">=&gt;</text:span><text:span text:style-name="T7">{</text:span></text:p>
        </text:list-item>
        <text:list-item>
          <text:p text:style-name="P4"><text:span text:style-name="T7"><text:s text:c="8"/></text:span><text:span text:style-name="T12">element</text:span><text:span text:style-name="T6">.</text:span><text:span text:style-name="T2">innerHTML</text:span><text:span text:style-name="T6">=</text:span><text:span text:style-name="T12">hero</text:span><text:span text:style-name="T6">.</text:span><text:span text:style-name="T2">name</text:span><text:span text:style-name="T6">;</text:span></text:p>
        </text:list-item>
        <text:list-item>
          <text:p text:style-name="P4"><text:span text:style-name="T7"><text:s text:c="4"/>})</text:span><text:span text:style-name="T6">;</text:span></text:p>
        </text:list-item>
        <text:list-item>
          <text:p text:style-name="P3"><text:soft-page-break/>podemos hacer algo con ese objeto, en mi caso extraer el nombre e insertarlo dentro del html del elemento que le especifiquemos</text:p>
        </text:list-item>
        <text:list-item>
          <text:p text:style-name="P3">MANEJO DE ERRORES</text:p>
        </text:list-item>
        <text:list-item>
          <text:p text:style-name="P4"><text:span text:style-name="T12">element</text:span><text:span text:style-name="T6">.</text:span><text:span text:style-name="T2">innerHTML</text:span><text:span text:style-name="T6">=</text:span><text:span text:style-name="T12">hero</text:span><text:span text:style-name="T6">?.</text:span><text:span text:style-name="T2">name</text:span><text:span text:style-name="T9">||</text:span><text:span text:style-name="T6">'</text:span><text:span text:style-name="T11">No hay heroe</text:span><text:span text:style-name="T6">';</text:span></text:p>
        </text:list-item>
        <text:list-item>
          <text:p text:style-name="P3">con el ? nos salvamos de que si no encuentra el hero devuelva undefined y no salte error y luego || es lo que va a hacer en vez de devolver undefined nos devuelva ese string por pantalla, esto no lo vamos a manejar desde aquí si no dentro del callback a manejar el error, asi que lo voy a dejar como estaba</text:p>
        </text:list-item>
        <text:list-item>
          <text:p text:style-name="P4"><text:span text:style-name="T16">/**</text:span></text:p>
        </text:list-item>
        <text:list-item>
          <text:p text:style-name="P4"><text:span text:style-name="T16"><text:s/>*</text:span></text:p>
        </text:list-item>
        <text:list-item>
          <text:p text:style-name="P4"><text:span text:style-name="T16"><text:s/>* </text:span><text:span text:style-name="T17">@param</text:span><text:span text:style-name="T16"> {</text:span><text:span text:style-name="T17">string</text:span><text:span text:style-name="T16">} </text:span><text:span text:style-name="T18">id</text:span></text:p>
        </text:list-item>
        <text:list-item>
          <text:p text:style-name="P4"><text:span text:style-name="T16"><text:s/>* </text:span><text:span text:style-name="T17">@param</text:span><text:span text:style-name="T16"> {</text:span><text:span text:style-name="T17"> (error: String|Null, hero: Object) =&gt; void </text:span><text:span text:style-name="T16">} </text:span><text:span text:style-name="T18">callback</text:span></text:p>
        </text:list-item>
        <text:list-item>
          <text:p text:style-name="P4"><text:span text:style-name="T16"><text:s/>*/</text:span></text:p>
        </text:list-item>
        <text:list-item>
          <text:p text:style-name="P3">añado como parametro que, el callback regresa un error de tipo string o null y el objeto hero y asi dentro del callback</text:p>
        </text:list-item>
      </text:list>
      <text:p text:style-name="Standard"/>
      <text:list xml:id="list3504521137" text:style-name="WWNum1">
        <text:list-item>
          <text:p text:style-name="P5"><text:span text:style-name="T7"><text:s/></text:span><text:span text:style-name="T9">if</text:span><text:span text:style-name="T7">(</text:span><text:span text:style-name="T9">!</text:span><text:span text:style-name="T12">hero</text:span><text:span text:style-name="T7">){</text:span></text:p>
        </text:list-item>
        <text:list-item>
          <text:p text:style-name="P5"><text:span text:style-name="T7"><text:s text:c="8"/></text:span><text:span text:style-name="T5">callback</text:span><text:span text:style-name="T7">(</text:span><text:span text:style-name="T6">`</text:span><text:span text:style-name="T11">Hero with id </text:span><text:span text:style-name="T2">${</text:span><text:span text:style-name="T12">id</text:span><text:span text:style-name="T2">}</text:span><text:span text:style-name="T11"> not found.</text:span><text:span text:style-name="T6">`</text:span><text:span text:style-name="T7">)</text:span><text:span text:style-name="T6">;</text:span></text:p>
        </text:list-item>
        <text:list-item>
          <text:p text:style-name="P5"><text:span text:style-name="T7"><text:s text:c="8"/></text:span><text:span text:style-name="T10">return</text:span><text:span text:style-name="T6">;</text:span></text:p>
        </text:list-item>
        <text:list-item>
          <text:p text:style-name="P5"><text:span text:style-name="T7"><text:s text:c="4"/>}</text:span></text:p>
        </text:list-item>
        <text:list-item>
          <text:p text:style-name="P7">validamos que si no encuentra el hero con el id que mandamos, llamamos a la funcion y mandamos el texto de error ponemos un return para que no se siga ejecutando codigo,</text:p>
        </text:list-item>
        <text:list-item>
          <text:p text:style-name="P5"><text:span text:style-name="T5">callback</text:span><text:span text:style-name="T7">(</text:span><text:span text:style-name="T15">null</text:span><text:span text:style-name="T6">,</text:span><text:span text:style-name="T12">hero</text:span><text:span text:style-name="T7">)</text:span><text:span text:style-name="T6">;</text:span></text:p>
        </text:list-item>
        <text:list-item>
          <text:p text:style-name="P7">si encuentra el error, como ahora especificamos que callback regresa un error que es o string o null y luego el objeto hero, si lo encuentra error lo mandamos como null y asignamos el objeto hero.</text:p>
        </text:list-item>
        <text:list-item>
          <text:p text:style-name="P5"><text:span text:style-name="T7"><text:s/></text:span><text:span text:style-name="T5">findHero</text:span><text:span text:style-name="T7">(</text:span><text:span text:style-name="T12">id</text:span><text:span text:style-name="T6">,</text:span><text:span text:style-name="T7"> (</text:span><text:span text:style-name="T8">error</text:span><text:span text:style-name="T6">,</text:span><text:span text:style-name="T8">hero</text:span><text:span text:style-name="T7">) </text:span><text:span text:style-name="T9">=&gt;</text:span><text:span text:style-name="T7">{</text:span></text:p>
        </text:list-item>
        <text:list-item>
          <text:p text:style-name="P5"><text:span text:style-name="T7"><text:s text:c="8"/></text:span><text:span text:style-name="T9">if</text:span><text:span text:style-name="T7">(</text:span><text:span text:style-name="T12">error</text:span><text:span text:style-name="T7">) {</text:span></text:p>
        </text:list-item>
        <text:list-item>
          <text:p text:style-name="P5"><text:span text:style-name="T7"><text:s text:c="12"/></text:span><text:span text:style-name="T12">element</text:span><text:span text:style-name="T6">.</text:span><text:span text:style-name="T2">innerHTML</text:span><text:span text:style-name="T6">=</text:span><text:span text:style-name="T12">error</text:span><text:span text:style-name="T6">;</text:span></text:p>
        </text:list-item>
        <text:list-item>
          <text:p text:style-name="P5"><text:soft-page-break/><text:span text:style-name="T7"><text:s text:c="12"/></text:span><text:span text:style-name="T10">return</text:span><text:span text:style-name="T6">;</text:span></text:p>
        </text:list-item>
        <text:list-item>
          <text:p text:style-name="P5"><text:span text:style-name="T7"><text:s text:c="8"/>}</text:span></text:p>
        </text:list-item>
        <text:list-item>
          <text:p text:style-name="P5"/>
        </text:list-item>
        <text:list-item>
          <text:p text:style-name="P5"><text:span text:style-name="T7"><text:s text:c="8"/></text:span><text:span text:style-name="T12">element</text:span><text:span text:style-name="T6">.</text:span><text:span text:style-name="T2">innerHTML</text:span><text:span text:style-name="T6">=</text:span><text:span text:style-name="T12">hero</text:span><text:span text:style-name="T6">.</text:span><text:span text:style-name="T2">name</text:span><text:span text:style-name="T6">;</text:span></text:p>
        </text:list-item>
        <text:list-item>
          <text:p text:style-name="P5"><text:span text:style-name="T7"><text:s text:c="4"/>})</text:span><text:span text:style-name="T6">;</text:span></text:p>
        </text:list-item>
        <text:list-item>
          <text:p text:style-name="P7">en la llamada a la funcion de findhero sigue recibiendo el id como parametro pero luego el callback recibe el error y el heroe, entonces validamos que si recibe error en el elemento html insertamos el texto del error que especificamos y return para que no siga ejecutándose el codigo y si no mantenemos el comportamiento de insertar el <text:a xlink:type="simple" xlink:href="http://hero.name" text:style-name="ListLabel_20_37" text:visited-style-name="ListLabel_20_37"><text:span text:style-name="T13">hero.name</text:span></text:a></text:p>
        </text:list-item>
        <text:list-item>
          <text:p text:style-name="P7">El callback hell surge cuando anidas muchos callbacks, y compromete la claridad y robustez de tu código.</text:p>
        </text:list-item>
        <text:list-item>
          <text:p text:style-name="P7">promises, es como un pacto entre dos partes en la que una se compromete a hacer algo y la otra está esperando al cumplimiento de la misma, puede ser que la misma se rompa entonces tengo que manejar esa excepcion</text:p>
        </text:list-item>
        <text:list-item>
          <text:p text:style-name="P7">promise es un objeto que ya existe dentro de js, creamos un archivo p`romise component con la estructura template que tenemos y creamos nuevamente la funcion de findhero pero, instanciando el objeto promesa</text:p>
        </text:list-item>
        <text:list-item>
          <text:p text:style-name="P5"/>
        </text:list-item>
        <text:list-item>
          <text:p text:style-name="P5"><text:span text:style-name="T7"><text:s text:c="4"/></text:span><text:span text:style-name="T4">const</text:span><text:span text:style-name="T7"> </text:span><text:span text:style-name="T9">promise</text:span><text:span text:style-name="T7"> </text:span><text:span text:style-name="T6">=</text:span><text:span text:style-name="T7"> </text:span><text:span text:style-name="T6">new</text:span><text:span text:style-name="T7"> </text:span><text:span text:style-name="T19">Promise</text:span><text:span text:style-name="T7">((</text:span><text:span text:style-name="T8">res</text:span><text:span text:style-name="T6">,</text:span><text:span text:style-name="T7"> </text:span><text:span text:style-name="T8">rej</text:span><text:span text:style-name="T7">)</text:span><text:span text:style-name="T9">=&gt;</text:span><text:span text:style-name="T7">{</text:span></text:p>
        </text:list-item>
        <text:list-item>
          <text:p text:style-name="P5"/>
        </text:list-item>
        <text:list-item>
          <text:p text:style-name="P5"/>
        </text:list-item>
        <text:list-item>
          <text:p text:style-name="P5"><text:span text:style-name="T7"><text:s text:c="4"/>})</text:span><text:span text:style-name="T6">;</text:span></text:p>
        </text:list-item>
        <text:list-item>
          <text:p text:style-name="P7">dentro de promise creamos un callback, el objeto promise recibe dos argumentos, el resolve y el reject,</text:p>
        </text:list-item>
        <text:list-item>
          <text:p text:style-name="P5"><text:span text:style-name="T4">const</text:span><text:span text:style-name="T3"> </text:span><text:span text:style-name="T5">findHero</text:span><text:span text:style-name="T3"> </text:span><text:span text:style-name="T6">=</text:span><text:span text:style-name="T3"> </text:span><text:span text:style-name="T7">(</text:span><text:span text:style-name="T3"> </text:span><text:span text:style-name="T8">id</text:span><text:span text:style-name="T3"> </text:span><text:span text:style-name="T7">)</text:span><text:span text:style-name="T3"> </text:span><text:span text:style-name="T9">=&gt;</text:span><text:span text:style-name="T7">{</text:span></text:p>
        </text:list-item>
        <text:list-item>
          <text:p text:style-name="P5"/>
        </text:list-item>
        <text:list-item>
          <text:p text:style-name="P5"><text:span text:style-name="T7"><text:s text:c="4"/></text:span><text:span text:style-name="T4">const</text:span><text:span text:style-name="T7"> </text:span><text:span text:style-name="T9">promise</text:span><text:span text:style-name="T7"> </text:span><text:span text:style-name="T6">=</text:span><text:span text:style-name="T7"> </text:span><text:span text:style-name="T6">new</text:span><text:span text:style-name="T7"> </text:span><text:span text:style-name="T19">Promise</text:span><text:span text:style-name="T7">((</text:span><text:span text:style-name="T8">res</text:span><text:span text:style-name="T6">,</text:span><text:span text:style-name="T7"> </text:span><text:span text:style-name="T8">rej</text:span><text:span text:style-name="T7">)</text:span><text:span text:style-name="T9">=&gt;</text:span><text:span text:style-name="T7">{</text:span></text:p>
        </text:list-item>
        <text:list-item>
          <text:p text:style-name="P5"/>
        </text:list-item>
        <text:list-item>
          <text:p text:style-name="P5"><text:span text:style-name="T7"><text:s text:c="8"/></text:span><text:span text:style-name="T4">const</text:span><text:span text:style-name="T7"> </text:span><text:span text:style-name="T9">hero</text:span><text:span text:style-name="T7"> </text:span><text:span text:style-name="T6">=</text:span><text:span text:style-name="T7"> </text:span><text:span text:style-name="T12">heroes</text:span><text:span text:style-name="T6">.</text:span><text:span text:style-name="T5">find</text:span><text:span text:style-name="T7">(</text:span><text:span text:style-name="T8">h</text:span><text:span text:style-name="T7"> </text:span><text:span text:style-name="T9">=&gt;</text:span><text:span text:style-name="T7"> </text:span><text:span text:style-name="T12">h</text:span><text:span text:style-name="T6">.</text:span><text:span text:style-name="T2">id</text:span><text:span text:style-name="T7"> </text:span><text:span text:style-name="T9">===</text:span><text:span text:style-name="T7"> </text:span><text:span text:style-name="T12">id</text:span><text:span text:style-name="T7">)</text:span><text:span text:style-name="T6">;</text:span></text:p>
        </text:list-item>
        <text:list-item>
          <text:p text:style-name="P5"><text:span text:style-name="T7"><text:s text:c="8"/></text:span><text:span text:style-name="T9">if</text:span><text:span text:style-name="T7"> (</text:span><text:span text:style-name="T12">hero</text:span><text:span text:style-name="T7">) {</text:span></text:p>
        </text:list-item>
        <text:list-item>
          <text:p text:style-name="P5"><text:soft-page-break/><text:span text:style-name="T7"><text:s text:c="12"/></text:span><text:span text:style-name="T5">res</text:span><text:span text:style-name="T7">(</text:span><text:span text:style-name="T12">hero</text:span><text:span text:style-name="T7">)</text:span><text:span text:style-name="T6">;</text:span></text:p>
        </text:list-item>
        <text:list-item>
          <text:p text:style-name="P5"><text:span text:style-name="T7"><text:s text:c="12"/></text:span><text:span text:style-name="T10">return</text:span><text:span text:style-name="T6">;</text:span></text:p>
        </text:list-item>
        <text:list-item>
          <text:p text:style-name="P5"><text:span text:style-name="T7"><text:s text:c="8"/>}</text:span></text:p>
        </text:list-item>
        <text:list-item>
          <text:p text:style-name="P5"><text:span text:style-name="T7"><text:s text:c="8"/></text:span><text:span text:style-name="T5">rej</text:span><text:span text:style-name="T7">(</text:span><text:span text:style-name="T6">`</text:span><text:span text:style-name="T11">hero with id </text:span><text:span text:style-name="T2">${</text:span><text:span text:style-name="T12">id</text:span><text:span text:style-name="T2">}</text:span><text:span text:style-name="T11"> not found</text:span><text:span text:style-name="T6">`</text:span><text:span text:style-name="T7">)</text:span><text:span text:style-name="T6">;</text:span></text:p>
        </text:list-item>
        <text:list-item>
          <text:p text:style-name="P5"><text:span text:style-name="T7"><text:s text:c="4"/>})</text:span><text:span text:style-name="T6">;</text:span></text:p>
        </text:list-item>
        <text:list-item>
          <text:p text:style-name="P5"/>
        </text:list-item>
        <text:list-item>
          <text:p text:style-name="P5"><text:span text:style-name="T7"><text:s text:c="4"/></text:span><text:span text:style-name="T10">return</text:span><text:span text:style-name="T7"> </text:span><text:span text:style-name="T12">promise</text:span><text:span text:style-name="T6">;</text:span></text:p>
        </text:list-item>
        <text:list-item>
          <text:p text:style-name="P5"><text:span text:style-name="T7">}</text:span></text:p>
        </text:list-item>
        <text:list-item>
          <text:p text:style-name="P7">dentro creamos la funcion que tenemos para buscar el nombre de un heroe por id, validamos dentro de un if la condicion de que lo encontramos y hacemos callback al resolve del promise y return para parar la ejecucion, el reject seria si no lo encontramos podriamos devolverlo vacio pero le metemos ese texto identificativo,fuera de este promise en el cuerpo de la funcion findhero retornamos está promise</text:p>
        </text:list-item>
        <text:list-item>
          <text:p text:style-name="P7">mas optimo es retornar desde el principio en vez de crear una constante</text:p>
        </text:list-item>
        <text:list-item>
          <text:p text:style-name="P5"><text:span text:style-name="T16">/**</text:span></text:p>
        </text:list-item>
        <text:list-item>
          <text:p text:style-name="P5"><text:span text:style-name="T16"><text:s/>*</text:span></text:p>
        </text:list-item>
        <text:list-item>
          <text:p text:style-name="P5"><text:span text:style-name="T16"><text:s/>* </text:span><text:span text:style-name="T17">@param</text:span><text:span text:style-name="T16"> {</text:span><text:span text:style-name="T17">String</text:span><text:span text:style-name="T16">} </text:span><text:span text:style-name="T18">id</text:span></text:p>
        </text:list-item>
        <text:list-item>
          <text:p text:style-name="P5"><text:span text:style-name="T16"><text:s/>* </text:span><text:span text:style-name="T17">@returns</text:span><text:span text:style-name="T16"> {</text:span><text:span text:style-name="T17">Promise</text:span><text:span text:style-name="T16">}</text:span></text:p>
        </text:list-item>
        <text:list-item>
          <text:p text:style-name="P5"><text:span text:style-name="T16"><text:s/>*/</text:span></text:p>
        </text:list-item>
        <text:list-item>
          <text:p text:style-name="P5"/>
        </text:list-item>
        <text:list-item>
          <text:p text:style-name="P5"/>
        </text:list-item>
        <text:list-item>
          <text:p text:style-name="P5"><text:span text:style-name="T4">const</text:span><text:span text:style-name="T3"> </text:span><text:span text:style-name="T5">findHero</text:span><text:span text:style-name="T3"> </text:span><text:span text:style-name="T6">=</text:span><text:span text:style-name="T3"> </text:span><text:span text:style-name="T7">(</text:span><text:span text:style-name="T3"> </text:span><text:span text:style-name="T8">id</text:span><text:span text:style-name="T3"> </text:span><text:span text:style-name="T7">)</text:span><text:span text:style-name="T3"> </text:span><text:span text:style-name="T9">=&gt;</text:span><text:span text:style-name="T7">{</text:span></text:p>
        </text:list-item>
        <text:list-item>
          <text:p text:style-name="P5"><text:span text:style-name="T7"><text:s text:c="4"/></text:span><text:span text:style-name="T10">return</text:span><text:span text:style-name="T7"> </text:span><text:span text:style-name="T12">promise</text:span><text:span text:style-name="T7"> </text:span><text:span text:style-name="T6">=</text:span><text:span text:style-name="T7"> </text:span><text:span text:style-name="T6">new</text:span><text:span text:style-name="T7"> </text:span><text:span text:style-name="T19">Promise</text:span><text:span text:style-name="T7">((</text:span><text:span text:style-name="T8">res</text:span><text:span text:style-name="T6">,</text:span><text:span text:style-name="T7"> </text:span><text:span text:style-name="T8">rej</text:span><text:span text:style-name="T7">)</text:span><text:span text:style-name="T9">=&gt;</text:span><text:span text:style-name="T7">{</text:span></text:p>
        </text:list-item>
        <text:list-item>
          <text:p text:style-name="P5"><text:span text:style-name="T7"><text:s text:c="8"/></text:span><text:span text:style-name="T4">const</text:span><text:span text:style-name="T7"> </text:span><text:span text:style-name="T9">hero</text:span><text:span text:style-name="T7"> </text:span><text:span text:style-name="T6">=</text:span><text:span text:style-name="T7"> </text:span><text:span text:style-name="T12">heroes</text:span><text:span text:style-name="T6">.</text:span><text:span text:style-name="T5">find</text:span><text:span text:style-name="T7">(</text:span><text:span text:style-name="T8">h</text:span><text:span text:style-name="T7"> </text:span><text:span text:style-name="T9">=&gt;</text:span><text:span text:style-name="T7"> </text:span><text:span text:style-name="T12">h</text:span><text:span text:style-name="T6">.</text:span><text:span text:style-name="T2">id</text:span><text:span text:style-name="T7"> </text:span><text:span text:style-name="T9">===</text:span><text:span text:style-name="T7"> </text:span><text:span text:style-name="T12">id</text:span><text:span text:style-name="T7">)</text:span><text:span text:style-name="T6">;</text:span></text:p>
        </text:list-item>
        <text:list-item>
          <text:p text:style-name="P5"><text:span text:style-name="T7"><text:s text:c="8"/></text:span><text:span text:style-name="T9">if</text:span><text:span text:style-name="T7"> (</text:span><text:span text:style-name="T12">hero</text:span><text:span text:style-name="T7">) {</text:span></text:p>
        </text:list-item>
        <text:list-item>
          <text:p text:style-name="P5"><text:soft-page-break/><text:span text:style-name="T7"><text:s text:c="12"/></text:span><text:span text:style-name="T5">res</text:span><text:span text:style-name="T7">(</text:span><text:span text:style-name="T12">hero</text:span><text:span text:style-name="T7">)</text:span><text:span text:style-name="T6">;</text:span></text:p>
        </text:list-item>
        <text:list-item>
          <text:p text:style-name="P5"><text:span text:style-name="T7"><text:s text:c="12"/></text:span><text:span text:style-name="T10">return</text:span><text:span text:style-name="T6">;</text:span></text:p>
        </text:list-item>
        <text:list-item>
          <text:p text:style-name="P5"><text:span text:style-name="T7"><text:s text:c="8"/>}</text:span></text:p>
        </text:list-item>
        <text:list-item>
          <text:p text:style-name="P5"><text:span text:style-name="T7"><text:s text:c="8"/></text:span><text:span text:style-name="T5">rej</text:span><text:span text:style-name="T7">(</text:span><text:span text:style-name="T6">`</text:span><text:span text:style-name="T11">hero with id </text:span><text:span text:style-name="T2">${</text:span><text:span text:style-name="T12">id</text:span><text:span text:style-name="T2">}</text:span><text:span text:style-name="T11"> not found</text:span><text:span text:style-name="T6">`</text:span><text:span text:style-name="T7">)</text:span><text:span text:style-name="T6">;</text:span></text:p>
        </text:list-item>
        <text:list-item>
          <text:p text:style-name="P5"><text:span text:style-name="T7"><text:s text:c="4"/>})</text:span><text:span text:style-name="T6">;</text:span></text:p>
        </text:list-item>
        <text:list-item>
          <text:p text:style-name="P5"><text:span text:style-name="T7">}</text:span></text:p>
        </text:list-item>
        <text:list-item>
          <text:p text:style-name="P7">en promise component creamos funcion para renderizar nombre de heroe,</text:p>
        </text:list-item>
        <text:list-item>
          <text:p text:style-name="P5"><text:span text:style-name="T4">const</text:span><text:span text:style-name="T7"> </text:span><text:span text:style-name="T5">renderHero</text:span><text:span text:style-name="T7"> </text:span><text:span text:style-name="T6">=</text:span><text:span text:style-name="T7"> (</text:span><text:span text:style-name="T8">hero</text:span><text:span text:style-name="T7">) </text:span><text:span text:style-name="T9">=&gt;</text:span><text:span text:style-name="T7">{</text:span></text:p>
        </text:list-item>
        <text:list-item>
          <text:p text:style-name="P5"><text:span text:style-name="T7"><text:s text:c="8"/></text:span><text:span text:style-name="T12">element</text:span><text:span text:style-name="T6">.</text:span><text:span text:style-name="T2">innerHTML</text:span><text:span text:style-name="T6">=</text:span><text:span text:style-name="T12">hero</text:span><text:span text:style-name="T6">.</text:span><text:span text:style-name="T2">name</text:span><text:span text:style-name="T6">;</text:span></text:p>
        </text:list-item>
        <text:list-item>
          <text:p text:style-name="P5"><text:span text:style-name="T7"><text:s text:c="4"/>}</text:span></text:p>
        </text:list-item>
        <text:list-item>
          <text:p text:style-name="P5"><text:span text:style-name="T7"><text:s text:c="3"/></text:span><text:span text:style-name="T4">const</text:span><text:span text:style-name="T7"> </text:span><text:span text:style-name="T9">id1</text:span><text:span text:style-name="T7"> </text:span><text:span text:style-name="T6">='</text:span><text:span text:style-name="T11">5d86371fd55e2e2a30fe1cc4</text:span><text:span text:style-name="T6">';</text:span></text:p>
        </text:list-item>
        <text:list-item>
          <text:p text:style-name="P5"/>
        </text:list-item>
        <text:list-item>
          <text:p text:style-name="P5"><text:span text:style-name="T7"><text:s text:c="4"/></text:span><text:span text:style-name="T5">findHero</text:span><text:span text:style-name="T7">(</text:span><text:span text:style-name="T12">id1</text:span><text:span text:style-name="T7">)</text:span><text:span text:style-name="T6">;</text:span></text:p>
        </text:list-item>
        <text:list-item>
          <text:p text:style-name="P7">declaramos un id de un heroe real y llamamos a la funcion de buscar heroe</text:p>
        </text:list-item>
        <text:list-item>
          <text:p text:style-name="P7">si hacemos a continuacion un . vemos los posibles metodos de la promisse de findhero que son, catch then y finally, then es cuando todo sale bien, es decir encuentra nuestro heroe por id, el catch es lo que vamos a ejecutar si todo sale mal, el finally es lo que queremos ejecutar despues del catch o el then para limpieza de codigo o algo asi</text:p>
        </text:list-item>
        <text:list-item>
          <text:p text:style-name="P5"><text:span text:style-name="T7"><text:s text:c="2"/></text:span><text:span text:style-name="T5">findHero</text:span><text:span text:style-name="T7">(</text:span><text:span text:style-name="T12">id1</text:span><text:span text:style-name="T7">)</text:span></text:p>
        </text:list-item>
        <text:list-item>
          <text:p text:style-name="P5"><text:span text:style-name="T7"><text:s text:c="4"/></text:span><text:span text:style-name="T6">.</text:span><text:span text:style-name="T5">then</text:span><text:span text:style-name="T7">((</text:span><text:span text:style-name="T8">hero</text:span><text:span text:style-name="T7">) </text:span><text:span text:style-name="T9">=&gt;</text:span><text:span text:style-name="T7"> </text:span><text:span text:style-name="T5">renderHero</text:span><text:span text:style-name="T7">(</text:span><text:span text:style-name="T12">hero</text:span><text:span text:style-name="T7">))</text:span><text:span text:style-name="T6">;</text:span></text:p>
        </text:list-item>
        <text:list-item>
          <text:p text:style-name="P7">si todo va bien llamamos a la funcion de render hero con el objeto que nos regresaria en este caso en concreto</text:p>
        </text:list-item>
        <text:list-item>
          <text:p text:style-name="P5"><text:span text:style-name="T7"><text:s/></text:span><text:span text:style-name="T4">const</text:span><text:span text:style-name="T7"> </text:span><text:span text:style-name="T5">renderError</text:span><text:span text:style-name="T7"> </text:span><text:span text:style-name="T6">=</text:span><text:span text:style-name="T7"> (</text:span><text:span text:style-name="T8">error</text:span><text:span text:style-name="T7">) </text:span><text:span text:style-name="T9">=&gt;</text:span><text:span text:style-name="T7"> {</text:span></text:p>
        </text:list-item>
        <text:list-item>
          <text:p text:style-name="P5"><text:span text:style-name="T7"><text:s text:c="4"/></text:span><text:span text:style-name="T12">element</text:span><text:span text:style-name="T6">.</text:span><text:span text:style-name="T2">innerHTML</text:span><text:span text:style-name="T7"> </text:span><text:span text:style-name="T6">=</text:span><text:span text:style-name="T7"> </text:span><text:span text:style-name="T6">`</text:span></text:p>
        </text:list-item>
        <text:list-item>
          <text:p text:style-name="P5"><text:span text:style-name="T11"><text:s text:c="8"/>&lt;h3&gt;</text:span><text:span text:style-name="T2">${</text:span><text:span text:style-name="T12">error</text:span><text:span text:style-name="T2">}</text:span><text:span text:style-name="T11">&lt;/h3&gt;</text:span></text:p>
        </text:list-item>
        <text:list-item>
          <text:p text:style-name="P5"><text:soft-page-break/><text:span text:style-name="T11"><text:s text:c="4"/></text:span><text:span text:style-name="T6">`</text:span></text:p>
        </text:list-item>
        <text:list-item>
          <text:p text:style-name="P5"><text:span text:style-name="T7"><text:s text:c="2"/>}</text:span><text:span text:style-name="T6">;</text:span></text:p>
        </text:list-item>
        <text:list-item>
          <text:p text:style-name="P7">ahora manejamos el error, creamos una funcion que recibe como argumento un error y hacemos que en el elemento por cambiarle el formato se renderice ese error con otro formato de texto</text:p>
        </text:list-item>
        <text:list-item>
          <text:p text:style-name="P5"><text:span text:style-name="T7"><text:s text:c="2"/></text:span><text:span text:style-name="T5">findHero</text:span><text:span text:style-name="T7">(</text:span><text:span text:style-name="T12">id1</text:span><text:span text:style-name="T7">)</text:span></text:p>
        </text:list-item>
        <text:list-item>
          <text:p text:style-name="P5"><text:span text:style-name="T7"><text:s text:c="4"/></text:span><text:span text:style-name="T6">.</text:span><text:span text:style-name="T5">then</text:span><text:span text:style-name="T7">((</text:span><text:span text:style-name="T8">hero</text:span><text:span text:style-name="T7">) </text:span><text:span text:style-name="T9">=&gt;</text:span><text:span text:style-name="T7"> </text:span><text:span text:style-name="T5">renderHero</text:span><text:span text:style-name="T7">(</text:span><text:span text:style-name="T12">hero</text:span><text:span text:style-name="T7">))</text:span></text:p>
        </text:list-item>
        <text:list-item>
          <text:p text:style-name="P5"><text:span text:style-name="T7"><text:s text:c="4"/></text:span><text:span text:style-name="T6">.</text:span><text:span text:style-name="T5">catch</text:span><text:span text:style-name="T7">((</text:span><text:span text:style-name="T8">error</text:span><text:span text:style-name="T7">) </text:span><text:span text:style-name="T9">=&gt;</text:span><text:span text:style-name="T7"> </text:span><text:span text:style-name="T5">renderError</text:span><text:span text:style-name="T7">(</text:span><text:span text:style-name="T12">error</text:span><text:span text:style-name="T7">))</text:span><text:span text:style-name="T6">;</text:span></text:p>
        </text:list-item>
        <text:list-item>
          <text:p text:style-name="P7">lo agregamos al callback de findhero</text:p>
        </text:list-item>
        <text:list-item>
          <text:p text:style-name="P5"><text:span text:style-name="T7"><text:s/></text:span><text:span text:style-name="T5">findHero</text:span><text:span text:style-name="T7">(</text:span><text:span text:style-name="T12">id1</text:span><text:span text:style-name="T7">)</text:span></text:p>
        </text:list-item>
        <text:list-item>
          <text:p text:style-name="P5"><text:span text:style-name="T7"><text:s text:c="4"/></text:span><text:span text:style-name="T6">.</text:span><text:span text:style-name="T5">then</text:span><text:span text:style-name="T7">(</text:span><text:span text:style-name="T12">renderHero</text:span><text:span text:style-name="T7">)</text:span></text:p>
        </text:list-item>
        <text:list-item>
          <text:p text:style-name="P5"><text:span text:style-name="T7"><text:s text:c="4"/></text:span><text:span text:style-name="T6">.</text:span><text:span text:style-name="T5">catch</text:span><text:span text:style-name="T7">(</text:span><text:span text:style-name="T12">renderError</text:span><text:span text:style-name="T7">)</text:span><text:span text:style-name="T6">;</text:span></text:p>
        </text:list-item>
        <text:list-item>
          <text:p text:style-name="P5"/>
        </text:list-item>
        <text:list-item>
          <text:p text:style-name="P7">codigo equivalente ya que cuando tenemos un argumento con la unica razon de existir es mandarse como argumento a una funcion que hay dentro podemos hacer el llamado directamente</text:p>
        </text:list-item>
        <text:list-item>
          <text:p text:style-name="P7">¿Por qué funciona?</text:p>
        </text:list-item>
        <text:list-item>
          <text:p text:style-name="P7">Firma compatible: renderHero acepta un solo parámetro (el héroe). .then le suministra ese parámetro como primer argumento a la función que le pasas.</text:p>
        </text:list-item>
        <text:list-item>
          <text:p text:style-name="P8"/>
        </text:list-item>
        <text:list-item>
          <text:p text:style-name="P7">Menos boilerplate: cuando tu arrow solo reenvía argumentos sin hacer nada más (ni transformar, ni atrapar errores extra), puedes simplificar y pasar la función directamente.</text:p>
        </text:list-item>
        <text:list-item>
          <text:p text:style-name="P8"/>
        </text:list-item>
        <text:list-item>
          <text:p text:style-name="P7">Lectura más limpia: evitas crear funciones intermedias innecesarias y dejas claro que, tras el .then, solo quieres ejecutar renderHero con lo que venga.</text:p>
        </text:list-item>
        <text:list-item>
          <text:p text:style-name="P7">PROMISE HELL</text:p>
        </text:list-item>
        <text:list-item>
          <text:p text:style-name="P7">declaramos una nueva const con el id de otro hero</text:p>
        </text:list-item>
        <text:list-item>
          <text:p text:style-name="P5"><text:span text:style-name="T4">const</text:span><text:span text:style-name="T7"> </text:span><text:span text:style-name="T9">id2</text:span><text:span text:style-name="T6">=</text:span><text:span text:style-name="T7"> </text:span><text:span text:style-name="T6">"</text:span><text:span text:style-name="T11">5d86371fd55e2e2a30fe1cc3</text:span><text:span text:style-name="T6">";</text:span></text:p>
        </text:list-item>
        <text:list-item>
          <text:p text:style-name="P7"><text:soft-page-break/>creamos funcion de renderizar 2 heroes</text:p>
        </text:list-item>
        <text:list-item>
          <text:p text:style-name="P5"><text:span text:style-name="T7"><text:s/></text:span><text:span text:style-name="T4">const</text:span><text:span text:style-name="T7"> </text:span><text:span text:style-name="T5">renderTwoHeros</text:span><text:span text:style-name="T7"> </text:span><text:span text:style-name="T6">=</text:span><text:span text:style-name="T7"> (</text:span><text:span text:style-name="T8">hero1</text:span><text:span text:style-name="T6">,</text:span><text:span text:style-name="T7"> </text:span><text:span text:style-name="T8">hero2</text:span><text:span text:style-name="T7">) </text:span><text:span text:style-name="T9">=&gt;</text:span><text:span text:style-name="T7"> {</text:span></text:p>
        </text:list-item>
        <text:list-item>
          <text:p text:style-name="P5"><text:span text:style-name="T7"><text:s text:c="4"/></text:span><text:span text:style-name="T12">element</text:span><text:span text:style-name="T6">.</text:span><text:span text:style-name="T2">innerHTML</text:span><text:span text:style-name="T7"> </text:span><text:span text:style-name="T6">=</text:span><text:span text:style-name="T7"> </text:span><text:span text:style-name="T6">`</text:span></text:p>
        </text:list-item>
        <text:list-item>
          <text:p text:style-name="P5"><text:span text:style-name="T11"><text:s text:c="8"/>&lt;h3&gt;</text:span><text:span text:style-name="T2">${</text:span><text:span text:style-name="T12">hero1</text:span><text:span text:style-name="T6">.</text:span><text:span text:style-name="T2">name}</text:span><text:span text:style-name="T11">&lt;/h3&gt;</text:span></text:p>
        </text:list-item>
        <text:list-item>
          <text:p text:style-name="P5"><text:span text:style-name="T11"><text:s text:c="8"/>&lt;h3&gt;</text:span><text:span text:style-name="T2">${</text:span><text:span text:style-name="T12">hero2</text:span><text:span text:style-name="T6">.</text:span><text:span text:style-name="T2">name}</text:span><text:span text:style-name="T11">&lt;/h3&gt;</text:span></text:p>
        </text:list-item>
        <text:list-item>
          <text:p text:style-name="P5"><text:span text:style-name="T11"><text:s text:c="8"/></text:span><text:span text:style-name="T6">`;</text:span></text:p>
        </text:list-item>
        <text:list-item>
          <text:p text:style-name="P5"><text:span text:style-name="T7"><text:s text:c="2"/>}</text:span><text:span text:style-name="T6">;</text:span></text:p>
        </text:list-item>
        <text:list-item>
          <text:p text:style-name="P5"><text:span text:style-name="T7"><text:s text:c="2"/></text:span><text:span text:style-name="T4">const</text:span><text:span text:style-name="T7"> </text:span><text:span text:style-name="T9">id1</text:span><text:span text:style-name="T7"> </text:span><text:span text:style-name="T6">=</text:span><text:span text:style-name="T7"> </text:span><text:span text:style-name="T6">"</text:span><text:span text:style-name="T11">5d86371fd55e2e2a30fe1cc4</text:span><text:span text:style-name="T6">";</text:span></text:p>
        </text:list-item>
        <text:list-item>
          <text:p text:style-name="P5"><text:span text:style-name="T7"><text:s text:c="2"/></text:span><text:span text:style-name="T4">const</text:span><text:span text:style-name="T7"> </text:span><text:span text:style-name="T9">id2</text:span><text:span text:style-name="T7"> </text:span><text:span text:style-name="T6">=</text:span><text:span text:style-name="T7"> </text:span><text:span text:style-name="T6">"</text:span><text:span text:style-name="T11">5d86371fd55e2e2a30fe1cc3</text:span><text:span text:style-name="T6">";</text:span></text:p>
        </text:list-item>
        <text:list-item>
          <text:p text:style-name="P5"/>
        </text:list-item>
        <text:list-item>
          <text:p text:style-name="P5"><text:span text:style-name="T7"><text:s text:c="2"/></text:span><text:span text:style-name="T5">findHero</text:span><text:span text:style-name="T7">(</text:span><text:span text:style-name="T12">id1</text:span><text:span text:style-name="T7">)</text:span></text:p>
        </text:list-item>
        <text:list-item>
          <text:p text:style-name="P5"><text:span text:style-name="T7"><text:s text:c="4"/></text:span><text:span text:style-name="T6">.</text:span><text:span text:style-name="T5">then</text:span><text:span text:style-name="T7">((</text:span><text:span text:style-name="T8">hero1</text:span><text:span text:style-name="T7">) </text:span><text:span text:style-name="T9">=&gt;</text:span><text:span text:style-name="T7"> {</text:span></text:p>
        </text:list-item>
        <text:list-item>
          <text:p text:style-name="P5"><text:span text:style-name="T7"><text:s text:c="6"/></text:span><text:span text:style-name="T5">findHero</text:span><text:span text:style-name="T7">(</text:span><text:span text:style-name="T12">id2</text:span><text:span text:style-name="T7">)</text:span></text:p>
        </text:list-item>
        <text:list-item>
          <text:p text:style-name="P5"><text:span text:style-name="T7"><text:s text:c="8"/></text:span><text:span text:style-name="T6">.</text:span><text:span text:style-name="T5">then</text:span><text:span text:style-name="T7">((</text:span><text:span text:style-name="T8">hero2</text:span><text:span text:style-name="T7">) </text:span><text:span text:style-name="T9">=&gt;</text:span><text:span text:style-name="T7"> {</text:span></text:p>
        </text:list-item>
        <text:list-item>
          <text:p text:style-name="P5"><text:span text:style-name="T7"><text:s text:c="10"/></text:span><text:span text:style-name="T5">renderTwoHeros</text:span><text:span text:style-name="T7">(</text:span><text:span text:style-name="T12">hero1</text:span><text:span text:style-name="T6">,</text:span><text:span text:style-name="T7"> </text:span><text:span text:style-name="T12">hero2</text:span><text:span text:style-name="T7">)</text:span><text:span text:style-name="T6">;</text:span></text:p>
        </text:list-item>
        <text:list-item>
          <text:p text:style-name="P5"><text:span text:style-name="T7"><text:s text:c="8"/>})</text:span></text:p>
        </text:list-item>
        <text:list-item>
          <text:p text:style-name="P5"><text:span text:style-name="T7"><text:s text:c="8"/></text:span><text:span text:style-name="T6">.</text:span><text:span text:style-name="T5">catch</text:span><text:span text:style-name="T7">(</text:span><text:span text:style-name="T12">renderError</text:span><text:span text:style-name="T7">)</text:span><text:span text:style-name="T6">;</text:span></text:p>
        </text:list-item>
        <text:list-item>
          <text:p text:style-name="P5"><text:span text:style-name="T7"><text:s text:c="4"/>})</text:span></text:p>
        </text:list-item>
        <text:list-item>
          <text:p text:style-name="P5"><text:span text:style-name="T7"><text:s text:c="4"/></text:span><text:span text:style-name="T6">.</text:span><text:span text:style-name="T5">catch</text:span><text:span text:style-name="T7">(</text:span><text:span text:style-name="T12">renderError</text:span><text:span text:style-name="T7">)</text:span><text:span text:style-name="T6">;</text:span></text:p>
        </text:list-item>
        <text:list-item>
          <text:p text:style-name="P5"><text:span text:style-name="T7">}</text:span><text:span text:style-name="T6">;</text:span></text:p>
        </text:list-item>
        <text:list-item>
          <text:p text:style-name="P5"/>
        </text:list-item>
        <text:list-item>
          <text:p text:style-name="P7"><text:soft-page-break/>aquí buscamos hero1 si lo encuentra buscamos hero2 si lo encuentra es decir tenemos dos heroes y llamamos a la funcion de render2heroes tenemos que capturar los dos errores de cada hero para hacer robusto el codigo,</text:p>
        </text:list-item>
        <text:list-item>
          <text:p text:style-name="P7">4. ¿Qué problemas tiene este enfoque?</text:p>
        </text:list-item>
        <text:list-item>
          <text:p text:style-name="P7">Nesting anidado: la segunda promesa y su .catch están dentro del primer .then, lo que crea más indentación y hace el código menos legible.</text:p>
        </text:list-item>
        <text:list-item>
          <text:p text:style-name="P7">Flujo secuencial forzado: aunque podrías esperar a que ambos lleguen en paralelo, aquí esperas a uno primero y luego al otro, alargando el tiempo total si ambas peticiones son independientes.</text:p>
        </text:list-item>
        <text:list-item>
          <text:p text:style-name="P7">Gestión de errores repetida: tienes que repetir .catch(renderError) en cada nivel.</text:p>
        </text:list-item>
        <text:list-item>
          <text:p text:style-name="P7">alternativa mas limpia </text:p>
        </text:list-item>
        <text:list-item>
          <text:p text:style-name="P5"><text:span text:style-name="T7"><text:s text:c="2"/></text:span><text:span text:style-name="T4">let</text:span><text:span text:style-name="T7"> </text:span><text:span text:style-name="T9">hero1</text:span><text:span text:style-name="T6">;</text:span></text:p>
        </text:list-item>
        <text:list-item>
          <text:p text:style-name="P5"/>
        </text:list-item>
        <text:list-item>
          <text:p text:style-name="P5"><text:span text:style-name="T7"><text:s text:c="2"/></text:span><text:span text:style-name="T5">findHero</text:span><text:span text:style-name="T7">(</text:span><text:span text:style-name="T12">id1</text:span><text:span text:style-name="T7">)</text:span></text:p>
        </text:list-item>
        <text:list-item>
          <text:p text:style-name="P5"><text:span text:style-name="T7"><text:s text:c="4"/></text:span><text:span text:style-name="T6">.</text:span><text:span text:style-name="T5">then</text:span><text:span text:style-name="T7"> (</text:span><text:span text:style-name="T8">hero</text:span><text:span text:style-name="T7"> </text:span><text:span text:style-name="T9">=&gt;</text:span><text:span text:style-name="T7">{</text:span></text:p>
        </text:list-item>
        <text:list-item>
          <text:p text:style-name="P5"><text:span text:style-name="T7"><text:s text:c="8"/></text:span><text:span text:style-name="T12">hero1</text:span><text:span text:style-name="T6">=</text:span><text:span text:style-name="T12">hero</text:span><text:span text:style-name="T6">;</text:span></text:p>
        </text:list-item>
        <text:list-item>
          <text:p text:style-name="P5"><text:span text:style-name="T7"><text:s text:c="8"/></text:span><text:span text:style-name="T10">return</text:span><text:span text:style-name="T7"> </text:span><text:span text:style-name="T5">findHero</text:span><text:span text:style-name="T7">(</text:span><text:span text:style-name="T12">id2</text:span><text:span text:style-name="T7">)</text:span><text:span text:style-name="T6">;</text:span></text:p>
        </text:list-item>
        <text:list-item>
          <text:p text:style-name="P5"><text:span text:style-name="T7"><text:s text:c="4"/>})</text:span><text:span text:style-name="T6">.</text:span><text:span text:style-name="T5">then</text:span><text:span text:style-name="T7">( </text:span><text:span text:style-name="T8">hero2</text:span><text:span text:style-name="T9">=&gt;</text:span><text:span text:style-name="T7">{</text:span></text:p>
        </text:list-item>
        <text:list-item>
          <text:p text:style-name="P5"><text:span text:style-name="T7"><text:s text:c="8"/></text:span><text:span text:style-name="T5">renderTwoHeros</text:span><text:span text:style-name="T7">(</text:span><text:span text:style-name="T12">hero1</text:span><text:span text:style-name="T6">,</text:span><text:span text:style-name="T12">hero2</text:span><text:span text:style-name="T7">)</text:span><text:span text:style-name="T6">;</text:span></text:p>
        </text:list-item>
        <text:list-item>
          <text:p text:style-name="P5"><text:span text:style-name="T7"><text:s text:c="4"/>})</text:span></text:p>
        </text:list-item>
        <text:list-item>
          <text:p text:style-name="P5"><text:span text:style-name="T7"><text:s text:c="4"/></text:span><text:span text:style-name="T6">.</text:span><text:span text:style-name="T5">catch</text:span><text:span text:style-name="T7"> (</text:span><text:span text:style-name="T12">renderError</text:span><text:span text:style-name="T7">)</text:span><text:span text:style-name="T6">;</text:span></text:p>
        </text:list-item>
        <text:list-item>
          <text:p text:style-name="P7">definimos hero1 fuera de las promesas para asignarle el valor de la primera busqueda para poder usarlo después, hacemos la primera busqueda y asignamos la respuesta a la variable hero1, y retornamos la promesa de findhero2 es crucial el return para poder conecta la segunda busqueda en la misma cadena de promesas, el segundo .then cuando nos devuelve la promesa, recibimos hero2 y podemos llamar a render 2heroes el primero en hero1 y el segundo como argumento, de está forma solo necesitamos un .catch para cualquier fallo de las 2 promesas y evitamos anidar errores</text:p>
        </text:list-item>
        <text:list-item>
          <text:p text:style-name="P7">Limitaciones</text:p>
        </text:list-item>
        <text:list-item>
          <text:p text:style-name="P7">Sigue siendo secuencial: la segunda petición no arranca hasta que termine la primera.</text:p>
        </text:list-item>
        <text:list-item>
          <text:p text:style-name="P7">Introduces una variable mutable (hero1), lo que puede ser fuente de bugs en flujos más complejos.</text:p>
        </text:list-item>
        <text:list-item>
          <text:p text:style-name="P7">PROMISE ALL</text:p>
        </text:list-item>
        <text:list-item>
          <text:p text:style-name="P5"><text:soft-page-break/><text:span text:style-name="T7"><text:s/></text:span><text:span text:style-name="T19">Promise</text:span><text:span text:style-name="T6">.</text:span><text:span text:style-name="T5">all</text:span><text:span text:style-name="T7">([])</text:span></text:p>
        </text:list-item>
        <text:list-item>
          <text:p text:style-name="P7">instanciamos objeto promise con método .all que recibe un array de promesas</text:p>
        </text:list-item>
        <text:list-item>
          <text:p text:style-name="P5"><text:span text:style-name="T7"><text:s text:c="2"/></text:span><text:span text:style-name="T19">Promise</text:span><text:span text:style-name="T6">.</text:span><text:span text:style-name="T5">all</text:span><text:span text:style-name="T7">([</text:span></text:p>
        </text:list-item>
        <text:list-item>
          <text:p text:style-name="P5"><text:span text:style-name="T7"><text:s text:c="4"/></text:span><text:span text:style-name="T5">findHero</text:span><text:span text:style-name="T7">(</text:span><text:span text:style-name="T2">id1</text:span><text:span text:style-name="T7">)</text:span><text:span text:style-name="T6">,</text:span></text:p>
        </text:list-item>
        <text:list-item>
          <text:p text:style-name="P5"><text:span text:style-name="T7"><text:s text:c="4"/></text:span><text:span text:style-name="T5">findHero</text:span><text:span text:style-name="T7">(</text:span><text:span text:style-name="T2">id2</text:span><text:span text:style-name="T7">)</text:span><text:span text:style-name="T6">,</text:span></text:p>
        </text:list-item>
        <text:list-item>
          <text:p text:style-name="P5"><text:span text:style-name="T7"><text:s text:c="2"/>])</text:span></text:p>
        </text:list-item>
        <text:list-item>
          <text:p text:style-name="P5"><text:span text:style-name="T7"><text:s text:c="2"/></text:span><text:span text:style-name="T6">.</text:span><text:span text:style-name="T5">then</text:span><text:span text:style-name="T7">()</text:span></text:p>
        </text:list-item>
        <text:list-item>
          <text:p text:style-name="P5"><text:span text:style-name="T7"><text:s text:c="2"/></text:span><text:span text:style-name="T6">.</text:span><text:span text:style-name="T5">catch</text:span><text:span text:style-name="T7">(</text:span><text:span text:style-name="T12">renderError</text:span><text:span text:style-name="T7">)</text:span><text:span text:style-name="T6">;</text:span></text:p>
        </text:list-item>
        <text:list-item>
          <text:p text:style-name="P7">llamamos a nuestras promesas, el .then nos devuelve el arreglo de promesas resueltas, podemos manejarlo como array o desestructurar</text:p>
        </text:list-item>
        <text:list-item>
          <text:p text:style-name="P5"><text:span text:style-name="T7"><text:s text:c="2"/></text:span><text:span text:style-name="T19">Promise</text:span><text:span text:style-name="T6">.</text:span><text:span text:style-name="T5">all</text:span><text:span text:style-name="T7">([</text:span></text:p>
        </text:list-item>
        <text:list-item>
          <text:p text:style-name="P5"><text:span text:style-name="T7"><text:s text:c="4"/></text:span><text:span text:style-name="T5">findHero</text:span><text:span text:style-name="T7">(</text:span><text:span text:style-name="T2">id1</text:span><text:span text:style-name="T7">)</text:span><text:span text:style-name="T6">,</text:span></text:p>
        </text:list-item>
        <text:list-item>
          <text:p text:style-name="P5"><text:span text:style-name="T7"><text:s text:c="4"/></text:span><text:span text:style-name="T5">findHero</text:span><text:span text:style-name="T7">(</text:span><text:span text:style-name="T2">id2</text:span><text:span text:style-name="T7">)</text:span><text:span text:style-name="T6">,</text:span></text:p>
        </text:list-item>
        <text:list-item>
          <text:p text:style-name="P5"><text:span text:style-name="T7"><text:s text:c="2"/>])</text:span></text:p>
        </text:list-item>
        <text:list-item>
          <text:p text:style-name="P5"><text:span text:style-name="T7"><text:s text:c="2"/></text:span><text:span text:style-name="T6">.</text:span><text:span text:style-name="T5">then</text:span><text:span text:style-name="T7">( (</text:span><text:span text:style-name="T6">[</text:span><text:span text:style-name="T8">hero1</text:span><text:span text:style-name="T6">,</text:span><text:span text:style-name="T8">hero2</text:span><text:span text:style-name="T6">]</text:span><text:span text:style-name="T7">)</text:span><text:span text:style-name="T9">=&gt;</text:span><text:span text:style-name="T5">renderTwoHeros</text:span><text:span text:style-name="T7">(</text:span><text:span text:style-name="T12">hero1</text:span><text:span text:style-name="T6">,</text:span><text:span text:style-name="T12">hero2</text:span><text:span text:style-name="T7">))</text:span></text:p>
        </text:list-item>
        <text:list-item>
          <text:p text:style-name="P5"><text:span text:style-name="T7"><text:s text:c="2"/></text:span><text:span text:style-name="T6">.</text:span><text:span text:style-name="T5">catch</text:span><text:span text:style-name="T7">(</text:span><text:span text:style-name="T12">renderError</text:span><text:span text:style-name="T7">)</text:span><text:span text:style-name="T6">;</text:span></text:p>
        </text:list-item>
        <text:list-item>
          <text:p text:style-name="P7">un único .catch maneja cualquier error resultante</text:p>
        </text:list-item>
        <text:list-item>
          <text:p text:style-name="P7">Promise.all espera que ambas promesas se resuelvan para ejecutarse, por lo tanto no podemos meter aquí promesas que dependa una de la otra</text:p>
        </text:list-item>
        <text:list-item>
          <text:p text:style-name="P7">Promise.race, </text:p>
        </text:list-item>
        <text:list-item>
          <text:p text:style-name="P5"><text:span text:style-name="T2">export</text:span><text:span text:style-name="T3"> </text:span><text:span text:style-name="T4">const</text:span><text:span text:style-name="T3"> </text:span><text:span text:style-name="T5">promiseRaceComponent</text:span><text:span text:style-name="T3"> </text:span><text:span text:style-name="T6">=</text:span><text:span text:style-name="T3"> </text:span><text:span text:style-name="T7">(</text:span><text:span text:style-name="T8">element</text:span><text:span text:style-name="T7">)</text:span><text:span text:style-name="T3"> </text:span><text:span text:style-name="T9">=&gt;</text:span><text:span text:style-name="T7">{</text:span></text:p>
        </text:list-item>
        <text:list-item>
          <text:p text:style-name="P5"/>
        </text:list-item>
        <text:list-item>
          <text:p text:style-name="P5"><text:span text:style-name="T7"><text:s text:c="4"/></text:span><text:span text:style-name="T12">element</text:span><text:span text:style-name="T6">.</text:span><text:span text:style-name="T2">innerHTML</text:span><text:span text:style-name="T6">="</text:span><text:span text:style-name="T11">Loading...</text:span><text:span text:style-name="T6">"</text:span></text:p>
        </text:list-item>
        <text:list-item>
          <text:p text:style-name="P5"><text:soft-page-break/></text:p>
        </text:list-item>
        <text:list-item>
          <text:p text:style-name="P5"><text:span text:style-name="T7"><text:s text:c="4"/></text:span><text:span text:style-name="T4">const</text:span><text:span text:style-name="T7"> </text:span><text:span text:style-name="T5">renderValue</text:span><text:span text:style-name="T7"> </text:span><text:span text:style-name="T6">=</text:span><text:span text:style-name="T7"> (</text:span><text:span text:style-name="T8">value</text:span><text:span text:style-name="T7">) </text:span><text:span text:style-name="T9">=&gt;</text:span><text:span text:style-name="T7">{</text:span></text:p>
        </text:list-item>
        <text:list-item>
          <text:p text:style-name="P5"><text:span text:style-name="T7"><text:s text:c="8"/></text:span><text:span text:style-name="T12">element</text:span><text:span text:style-name="T6">.</text:span><text:span text:style-name="T2">innerHTML</text:span><text:span text:style-name="T6">=</text:span><text:span text:style-name="T12">value</text:span><text:span text:style-name="T6">;</text:span></text:p>
        </text:list-item>
        <text:list-item>
          <text:p text:style-name="P5"><text:span text:style-name="T7"><text:s text:c="4"/>}</text:span></text:p>
        </text:list-item>
        <text:list-item>
          <text:p text:style-name="P5"><text:span text:style-name="T7"><text:s text:c="3"/></text:span></text:p>
        </text:list-item>
        <text:list-item>
          <text:p text:style-name="P5"><text:span text:style-name="T7"><text:s text:c="4"/></text:span><text:span text:style-name="T19">Promise</text:span><text:span text:style-name="T6">.</text:span><text:span text:style-name="T5">race</text:span><text:span text:style-name="T7">([</text:span></text:p>
        </text:list-item>
        <text:list-item>
          <text:p text:style-name="P5"><text:span text:style-name="T7"><text:s text:c="8"/></text:span><text:span text:style-name="T5">slowPromise</text:span><text:span text:style-name="T7">()</text:span><text:span text:style-name="T6">,</text:span></text:p>
        </text:list-item>
        <text:list-item>
          <text:p text:style-name="P5"><text:span text:style-name="T7"><text:s text:c="8"/></text:span><text:span text:style-name="T5">mediumPromise</text:span><text:span text:style-name="T7">()</text:span><text:span text:style-name="T6">,</text:span></text:p>
        </text:list-item>
        <text:list-item>
          <text:p text:style-name="P5"><text:span text:style-name="T7"><text:s text:c="8"/></text:span><text:span text:style-name="T5">fastPromise</text:span><text:span text:style-name="T7">()</text:span><text:span text:style-name="T6">,</text:span></text:p>
        </text:list-item>
        <text:list-item>
          <text:p text:style-name="P5"><text:span text:style-name="T7"><text:s text:c="4"/>])</text:span></text:p>
        </text:list-item>
        <text:list-item>
          <text:p text:style-name="P5"><text:span text:style-name="T7"><text:s text:c="4"/></text:span><text:span text:style-name="T6">.</text:span><text:span text:style-name="T5">then</text:span><text:span text:style-name="T7">( </text:span><text:span text:style-name="T12">renderValue</text:span><text:span text:style-name="T7"> )</text:span><text:span text:style-name="T6">;</text:span></text:p>
        </text:list-item>
        <text:list-item>
          <text:p text:style-name="P5"><text:span text:style-name="T7">}</text:span></text:p>
        </text:list-item>
        <text:list-item>
          <text:p text:style-name="P5"/>
        </text:list-item>
        <text:list-item>
          <text:p text:style-name="P5"><text:span text:style-name="T4">const</text:span><text:span text:style-name="T3"> </text:span><text:span text:style-name="T5">slowPromise</text:span><text:span text:style-name="T3"> </text:span><text:span text:style-name="T6">=</text:span><text:span text:style-name="T3"> </text:span><text:span text:style-name="T7">()</text:span><text:span text:style-name="T3"> </text:span><text:span text:style-name="T9">=&gt;</text:span><text:span text:style-name="T3"> </text:span><text:span text:style-name="T6">new</text:span><text:span text:style-name="T3"> </text:span><text:span text:style-name="T19">Promise</text:span><text:span text:style-name="T7">((</text:span><text:span text:style-name="T8">resolve</text:span><text:span text:style-name="T6">,</text:span><text:span text:style-name="T3"> </text:span><text:span text:style-name="T8">reject</text:span><text:span text:style-name="T7">)</text:span><text:span text:style-name="T3"> </text:span><text:span text:style-name="T9">=&gt;</text:span><text:span text:style-name="T3"> </text:span><text:span text:style-name="T7">{</text:span></text:p>
        </text:list-item>
        <text:list-item>
          <text:p text:style-name="P5"><text:span text:style-name="T7"><text:s text:c="4"/></text:span><text:span text:style-name="T5">setTimeout</text:span><text:span text:style-name="T7">(() </text:span><text:span text:style-name="T9">=&gt;</text:span><text:span text:style-name="T7"> {</text:span></text:p>
        </text:list-item>
        <text:list-item>
          <text:p text:style-name="P5"><text:span text:style-name="T7"><text:s text:c="8"/></text:span><text:span text:style-name="T5">resolve</text:span><text:span text:style-name="T7">(</text:span><text:span text:style-name="T6">"</text:span><text:span text:style-name="T11">slowPromise</text:span><text:span text:style-name="T6">"</text:span><text:span text:style-name="T7">)</text:span></text:p>
        </text:list-item>
        <text:list-item>
          <text:p text:style-name="P5"><text:span text:style-name="T7"><text:s text:c="4"/>}</text:span><text:span text:style-name="T6">,</text:span><text:span text:style-name="T7"> </text:span><text:span text:style-name="T15">2000</text:span><text:span text:style-name="T7">)</text:span><text:span text:style-name="T6">;</text:span></text:p>
        </text:list-item>
        <text:list-item>
          <text:p text:style-name="P5"><text:span text:style-name="T7">})</text:span></text:p>
        </text:list-item>
        <text:list-item>
          <text:p text:style-name="P5"/>
        </text:list-item>
        <text:list-item>
          <text:p text:style-name="P5"><text:span text:style-name="T4">const</text:span><text:span text:style-name="T3"> </text:span><text:span text:style-name="T5">mediumPromise</text:span><text:span text:style-name="T3"> </text:span><text:span text:style-name="T6">=</text:span><text:span text:style-name="T3"> </text:span><text:span text:style-name="T7">()</text:span><text:span text:style-name="T3"> </text:span><text:span text:style-name="T9">=&gt;</text:span><text:span text:style-name="T3"> </text:span><text:span text:style-name="T6">new</text:span><text:span text:style-name="T3"> </text:span><text:span text:style-name="T19">Promise</text:span><text:span text:style-name="T7">((</text:span><text:span text:style-name="T8">resolve</text:span><text:span text:style-name="T6">,</text:span><text:span text:style-name="T3"> </text:span><text:span text:style-name="T8">reject</text:span><text:span text:style-name="T7">)</text:span><text:span text:style-name="T3"> </text:span><text:span text:style-name="T9">=&gt;</text:span><text:span text:style-name="T3"> </text:span><text:span text:style-name="T7">{</text:span></text:p>
        </text:list-item>
        <text:list-item>
          <text:p text:style-name="P5"><text:span text:style-name="T7"><text:s text:c="4"/></text:span><text:span text:style-name="T5">setTimeout</text:span><text:span text:style-name="T7">(() </text:span><text:span text:style-name="T9">=&gt;</text:span><text:span text:style-name="T7"> {</text:span></text:p>
        </text:list-item>
        <text:list-item>
          <text:p text:style-name="P5"><text:soft-page-break/><text:span text:style-name="T7"><text:s text:c="8"/></text:span><text:span text:style-name="T5">resolve</text:span><text:span text:style-name="T7">(</text:span><text:span text:style-name="T6">"</text:span><text:span text:style-name="T11">mediumPromise</text:span><text:span text:style-name="T6">"</text:span><text:span text:style-name="T7">)</text:span></text:p>
        </text:list-item>
        <text:list-item>
          <text:p text:style-name="P5"><text:span text:style-name="T7"><text:s text:c="4"/>}</text:span><text:span text:style-name="T6">,</text:span><text:span text:style-name="T7"> </text:span><text:span text:style-name="T15">1500</text:span><text:span text:style-name="T7">)</text:span><text:span text:style-name="T6">;</text:span></text:p>
        </text:list-item>
        <text:list-item>
          <text:p text:style-name="P5"><text:span text:style-name="T7">})</text:span></text:p>
        </text:list-item>
        <text:list-item>
          <text:p text:style-name="P5"/>
        </text:list-item>
        <text:list-item>
          <text:p text:style-name="P5"><text:span text:style-name="T4">const</text:span><text:span text:style-name="T3"> </text:span><text:span text:style-name="T5">fastPromise</text:span><text:span text:style-name="T3"> </text:span><text:span text:style-name="T6">=</text:span><text:span text:style-name="T3"> </text:span><text:span text:style-name="T7">()</text:span><text:span text:style-name="T3"> </text:span><text:span text:style-name="T9">=&gt;</text:span><text:span text:style-name="T3"> </text:span><text:span text:style-name="T6">new</text:span><text:span text:style-name="T3"> </text:span><text:span text:style-name="T19">Promise</text:span><text:span text:style-name="T7">((</text:span><text:span text:style-name="T8">resolve</text:span><text:span text:style-name="T6">,</text:span><text:span text:style-name="T3"> </text:span><text:span text:style-name="T8">reject</text:span><text:span text:style-name="T7">)</text:span><text:span text:style-name="T3"> </text:span><text:span text:style-name="T9">=&gt;</text:span><text:span text:style-name="T3"> </text:span><text:span text:style-name="T7">{</text:span></text:p>
        </text:list-item>
        <text:list-item>
          <text:p text:style-name="P5"><text:span text:style-name="T7"><text:s text:c="4"/></text:span><text:span text:style-name="T5">setTimeout</text:span><text:span text:style-name="T7">(() </text:span><text:span text:style-name="T9">=&gt;</text:span><text:span text:style-name="T7"> {</text:span></text:p>
        </text:list-item>
        <text:list-item>
          <text:p text:style-name="P5"><text:span text:style-name="T7"><text:s text:c="8"/></text:span><text:span text:style-name="T5">resolve</text:span><text:span text:style-name="T7">(</text:span><text:span text:style-name="T6">"</text:span><text:span text:style-name="T11">fastPromise</text:span><text:span text:style-name="T6">"</text:span><text:span text:style-name="T7">)</text:span></text:p>
        </text:list-item>
        <text:list-item>
          <text:p text:style-name="P5"><text:span text:style-name="T7"><text:s text:c="4"/>}</text:span><text:span text:style-name="T6">,</text:span><text:span text:style-name="T7"> </text:span><text:span text:style-name="T15">1000</text:span><text:span text:style-name="T7">)</text:span><text:span text:style-name="T6">;</text:span></text:p>
        </text:list-item>
        <text:list-item>
          <text:p text:style-name="P5"><text:span text:style-name="T7">})</text:span></text:p>
        </text:list-item>
        <text:list-item>
          <text:p text:style-name="P7">funciona de la misma forma, mandamos array de promesas pero el .then nos devuelve solo el valor de la promesa que se resuelva mas rápido, cabe decir que todas las promesas se ejecutan pero solo nos interesa tener el valor de la que responde mas rapido</text:p>
        </text:list-item>
        <text:list-item>
          <text:p text:style-name="P7">creamos archivo 05-async component y creamos dentro la funcion exactamente igual que los anteriores puntos de find hero</text:p>
        </text:list-item>
        <text:list-item>
          <text:p text:style-name="P7">agregamos en la funcion de findhero antes del parametro id la palabra reservada async lo cual hace convierte nuestra funcion automaticamente en una promesa, en lugar de retornar un objeto o lo que sea que devuelva nuestro return</text:p>
        </text:list-item>
        <text:list-item>
          <text:p text:style-name="P5"><text:span text:style-name="T4">const</text:span><text:span text:style-name="T3"> </text:span><text:span text:style-name="T5">findHero</text:span><text:span text:style-name="T3"> </text:span><text:span text:style-name="T6">=</text:span><text:span text:style-name="T3"> </text:span><text:span text:style-name="T4">async</text:span><text:span text:style-name="T7">(</text:span><text:span text:style-name="T8">id</text:span><text:span text:style-name="T7">)</text:span><text:span text:style-name="T3"> </text:span><text:span text:style-name="T9">=&gt;</text:span><text:span text:style-name="T7">{</text:span></text:p>
        </text:list-item>
        <text:list-item>
          <text:p text:style-name="P5"><text:span text:style-name="T7"><text:s text:c="3"/></text:span><text:span text:style-name="T4">const</text:span><text:span text:style-name="T7"> </text:span><text:span text:style-name="T9">hero</text:span><text:span text:style-name="T7"> </text:span><text:span text:style-name="T6">=</text:span><text:span text:style-name="T7"> </text:span><text:span text:style-name="T12">heroes</text:span><text:span text:style-name="T6">.</text:span><text:span text:style-name="T5">find</text:span><text:span text:style-name="T7">( </text:span><text:span text:style-name="T8">hero</text:span><text:span text:style-name="T7"> </text:span><text:span text:style-name="T9">=&gt;</text:span><text:span text:style-name="T7"> </text:span><text:span text:style-name="T12">hero</text:span><text:span text:style-name="T6">.</text:span><text:span text:style-name="T2">id</text:span><text:span text:style-name="T7"> </text:span><text:span text:style-name="T9">===</text:span><text:span text:style-name="T7"> </text:span><text:span text:style-name="T12">id</text:span><text:span text:style-name="T7"> )</text:span><text:span text:style-name="T6">;</text:span></text:p>
        </text:list-item>
        <text:list-item>
          <text:p text:style-name="P5"><text:span text:style-name="T7"><text:s text:c="3"/></text:span><text:span text:style-name="T10">return</text:span><text:span text:style-name="T7"> </text:span><text:span text:style-name="T12">hero</text:span><text:span text:style-name="T6">?.</text:span><text:span text:style-name="T2">name</text:span><text:span text:style-name="T6">;</text:span></text:p>
        </text:list-item>
        <text:list-item>
          <text:p text:style-name="P5"><text:span text:style-name="T7">}</text:span></text:p>
        </text:list-item>
        <text:list-item>
          <text:p text:style-name="P5"><text:span text:style-name="T5">findHero</text:span><text:span text:style-name="T7">(</text:span><text:span text:style-name="T12">id1</text:span><text:span text:style-name="T7">)</text:span></text:p>
        </text:list-item>
        <text:list-item>
          <text:p text:style-name="P5"><text:span text:style-name="T7"><text:s text:c="7"/></text:span><text:span text:style-name="T6">.</text:span><text:span text:style-name="T5">then</text:span><text:span text:style-name="T7"> ((</text:span><text:span text:style-name="T8">name</text:span><text:span text:style-name="T7">) </text:span><text:span text:style-name="T9">=&gt;</text:span><text:span text:style-name="T7"> </text:span><text:span text:style-name="T12">element</text:span><text:span text:style-name="T6">.</text:span><text:span text:style-name="T2">innerHTML</text:span><text:span text:style-name="T6">=</text:span><text:span text:style-name="T12">name</text:span><text:span text:style-name="T7">)</text:span></text:p>
        </text:list-item>
        <text:list-item>
          <text:p text:style-name="P5"><text:span text:style-name="T7"><text:s text:c="7"/></text:span><text:span text:style-name="T6">.</text:span><text:span text:style-name="T5">catch</text:span><text:span text:style-name="T7"> (</text:span><text:span text:style-name="T8">error</text:span><text:span text:style-name="T7"> </text:span><text:span text:style-name="T9">=&gt;</text:span><text:span text:style-name="T7"> </text:span><text:span text:style-name="T12">element</text:span><text:span text:style-name="T6">.</text:span><text:span text:style-name="T2">innerHTML</text:span><text:span text:style-name="T6">=</text:span><text:span text:style-name="T12">error</text:span><text:span text:style-name="T7">)</text:span></text:p>
        </text:list-item>
        <text:list-item>
          <text:p text:style-name="P7">manejo de errores en funciones async</text:p>
        </text:list-item>
        <text:list-item>
          <text:p text:style-name="P7">importante saber que las funciones asincronas se ejecutan a destiempo de nuestro hilo principal, es decir no se ejecutan en el orden normal de línea por línea, js cuando llega a la funcion async la ejecuta inmediatamente pero la deja como en una pila de ejecucion de promesas y mientras sigue ejecutando el hilo normal</text:p>
        </text:list-item>
        <text:list-item>
          <text:p text:style-name="P5"><text:soft-page-break/></text:p>
        </text:list-item>
        <text:list-item>
          <text:p text:style-name="P5"><text:span text:style-name="T4">const</text:span><text:span text:style-name="T3"> </text:span><text:span text:style-name="T5">findHero</text:span><text:span text:style-name="T3"> </text:span><text:span text:style-name="T6">=</text:span><text:span text:style-name="T3"> </text:span><text:span text:style-name="T4">async</text:span><text:span text:style-name="T7">(</text:span><text:span text:style-name="T8">id</text:span><text:span text:style-name="T7">)</text:span><text:span text:style-name="T3"> </text:span><text:span text:style-name="T9">=&gt;</text:span><text:span text:style-name="T7">{</text:span></text:p>
        </text:list-item>
        <text:list-item>
          <text:p text:style-name="P5"><text:span text:style-name="T7"><text:s text:c="3"/></text:span><text:span text:style-name="T4">const</text:span><text:span text:style-name="T7"> </text:span><text:span text:style-name="T9">hero</text:span><text:span text:style-name="T7"> </text:span><text:span text:style-name="T6">=</text:span><text:span text:style-name="T7"> </text:span><text:span text:style-name="T12">heroes</text:span><text:span text:style-name="T6">.</text:span><text:span text:style-name="T5">find</text:span><text:span text:style-name="T7">( </text:span><text:span text:style-name="T8">hero</text:span><text:span text:style-name="T7"> </text:span><text:span text:style-name="T9">=&gt;</text:span><text:span text:style-name="T7"> </text:span><text:span text:style-name="T12">hero</text:span><text:span text:style-name="T6">.</text:span><text:span text:style-name="T2">id</text:span><text:span text:style-name="T7"> </text:span><text:span text:style-name="T9">===</text:span><text:span text:style-name="T7"> </text:span><text:span text:style-name="T12">id</text:span><text:span text:style-name="T7"> )</text:span><text:span text:style-name="T6">;</text:span></text:p>
        </text:list-item>
        <text:list-item>
          <text:p text:style-name="P5"><text:span text:style-name="T7"><text:s text:c="3"/></text:span><text:span text:style-name="T9">if</text:span><text:span text:style-name="T7"> (</text:span><text:span text:style-name="T9">!</text:span><text:span text:style-name="T12">hero</text:span><text:span text:style-name="T7">)</text:span></text:p>
        </text:list-item>
        <text:list-item>
          <text:p text:style-name="P5"><text:span text:style-name="T7"><text:s text:c="7"/></text:span><text:span text:style-name="T9">throw</text:span><text:span text:style-name="T7"> </text:span><text:span text:style-name="T6">`</text:span><text:span text:style-name="T11">hero with </text:span><text:span text:style-name="T2">${</text:span><text:span text:style-name="T12">id</text:span><text:span text:style-name="T2">}</text:span><text:span text:style-name="T11"> not found</text:span><text:span text:style-name="T6">`;</text:span></text:p>
        </text:list-item>
        <text:list-item>
          <text:p text:style-name="P5"><text:span text:style-name="T7"><text:s text:c="3"/></text:span><text:span text:style-name="T10">return</text:span><text:span text:style-name="T7"> </text:span><text:span text:style-name="T12">hero</text:span><text:span text:style-name="T6">.</text:span><text:span text:style-name="T2">name</text:span><text:span text:style-name="T6">;</text:span></text:p>
        </text:list-item>
        <text:list-item>
          <text:p text:style-name="P5"><text:span text:style-name="T7">}</text:span></text:p>
        </text:list-item>
        <text:list-item>
          <text:p text:style-name="P7">siempre que ponemos un return es para indicar que el promise resolvió correctamente, permitir pasar undefined como haciamos con el ? anteriormente es incorrecto, tenemos que manejar el error directamente desde el cuerpo con un if, si el heroe no existe y lanzamos la excepción, luego esa excepcion la imprimimos si queremos con el catch en la funcion findhero</text:p>
        </text:list-item>
        <text:list-item>
          <text:p text:style-name="P7">nuevo archivo asyncAwaitComponent</text:p>
        </text:list-item>
        <text:list-item>
          <text:p text:style-name="P5"><text:span text:style-name="T2">export</text:span><text:span text:style-name="T3"> </text:span><text:span text:style-name="T4">const</text:span><text:span text:style-name="T3"> </text:span><text:span text:style-name="T5">asyncAwaitComponent</text:span><text:span text:style-name="T3"> </text:span><text:span text:style-name="T6">=</text:span><text:span text:style-name="T3"> </text:span><text:span text:style-name="T4">async</text:span><text:span text:style-name="T7">(</text:span><text:span text:style-name="T8">element</text:span><text:span text:style-name="T7">)</text:span><text:span text:style-name="T3"> </text:span><text:span text:style-name="T9">=&gt;</text:span><text:span text:style-name="T7">{</text:span></text:p>
        </text:list-item>
        <text:list-item>
          <text:p text:style-name="P5"/>
        </text:list-item>
        <text:list-item>
          <text:p text:style-name="P5"><text:span text:style-name="T7"><text:s text:c="3"/></text:span><text:span text:style-name="T4">const</text:span><text:span text:style-name="T7"> </text:span><text:span text:style-name="T9">id1</text:span><text:span text:style-name="T6">='</text:span><text:span text:style-name="T11">5d86371f233c9f2425f16916</text:span><text:span text:style-name="T6">';</text:span></text:p>
        </text:list-item>
        <text:list-item>
          <text:p text:style-name="P5"><text:span text:style-name="T7"><text:s text:c="3"/></text:span><text:span text:style-name="T4">const</text:span><text:span text:style-name="T7"> </text:span><text:span text:style-name="T9">id2</text:span><text:span text:style-name="T6">='</text:span><text:span text:style-name="T11">5d86371fd55e2e2a30fe1ccb2</text:span><text:span text:style-name="T6">';</text:span></text:p>
        </text:list-item>
        <text:list-item>
          <text:p text:style-name="P5"/>
        </text:list-item>
        <text:list-item>
          <text:p text:style-name="P5"><text:span text:style-name="T7"><text:s text:c="3"/></text:span><text:span text:style-name="T4">const</text:span><text:span text:style-name="T7"> </text:span><text:span text:style-name="T9">hero1</text:span><text:span text:style-name="T6">=</text:span><text:span text:style-name="T7"> </text:span><text:span text:style-name="T10">await</text:span><text:span text:style-name="T7"> </text:span><text:span text:style-name="T5">findHero</text:span><text:span text:style-name="T7">(</text:span><text:span text:style-name="T12">id1</text:span><text:span text:style-name="T7">)</text:span><text:span text:style-name="T6">;</text:span></text:p>
        </text:list-item>
        <text:list-item>
          <text:p text:style-name="P5"><text:span text:style-name="T7"><text:s text:c="3"/></text:span><text:span text:style-name="T4">const</text:span><text:span text:style-name="T7"> </text:span><text:span text:style-name="T9">hero2</text:span><text:span text:style-name="T6">=</text:span><text:span text:style-name="T7"> </text:span><text:span text:style-name="T10">await</text:span><text:span text:style-name="T7"> </text:span><text:span text:style-name="T5">findHero</text:span><text:span text:style-name="T7">(</text:span><text:span text:style-name="T12">id2</text:span><text:span text:style-name="T7">)</text:span><text:span text:style-name="T6">;</text:span></text:p>
        </text:list-item>
        <text:list-item>
          <text:p text:style-name="P5"/>
        </text:list-item>
        <text:list-item>
          <text:p text:style-name="P5"><text:span text:style-name="T7"><text:s text:c="3"/></text:span><text:span text:style-name="T12">element</text:span><text:span text:style-name="T6">.</text:span><text:span text:style-name="T2">innerHTML</text:span><text:span text:style-name="T6">=`</text:span><text:span text:style-name="T2">${</text:span><text:span text:style-name="T12">hero1</text:span><text:span text:style-name="T6">.</text:span><text:span text:style-name="T2">name}</text:span><text:span text:style-name="T11"> / </text:span><text:span text:style-name="T2">${</text:span><text:span text:style-name="T12">hero2</text:span><text:span text:style-name="T6">.</text:span><text:span text:style-name="T2">name}</text:span><text:span text:style-name="T6">`</text:span></text:p>
        </text:list-item>
        <text:list-item>
          <text:p text:style-name="P5"/>
        </text:list-item>
        <text:list-item>
          <text:p text:style-name="P5"><text:span text:style-name="T7">}</text:span></text:p>
        </text:list-item>
        <text:list-item>
          <text:p text:style-name="P5"/>
        </text:list-item>
        <text:list-item>
          <text:p text:style-name="P5"><text:soft-page-break/></text:p>
        </text:list-item>
        <text:list-item>
          <text:p text:style-name="P5"><text:span text:style-name="T4">const</text:span><text:span text:style-name="T3"> </text:span><text:span text:style-name="T5">findHero</text:span><text:span text:style-name="T3"> </text:span><text:span text:style-name="T6">=</text:span><text:span text:style-name="T3"> </text:span><text:span text:style-name="T4">async</text:span><text:span text:style-name="T3"> </text:span><text:span text:style-name="T7">(</text:span><text:span text:style-name="T8">id</text:span><text:span text:style-name="T7">)</text:span><text:span text:style-name="T3"> </text:span><text:span text:style-name="T9">=&gt;</text:span><text:span text:style-name="T7">{</text:span></text:p>
        </text:list-item>
        <text:list-item>
          <text:p text:style-name="P5"/>
        </text:list-item>
        <text:list-item>
          <text:p text:style-name="P5"><text:span text:style-name="T7"><text:s text:c="3"/></text:span><text:span text:style-name="T4">const</text:span><text:span text:style-name="T7"> </text:span><text:span text:style-name="T9">hero</text:span><text:span text:style-name="T7"> </text:span><text:span text:style-name="T6">=</text:span><text:span text:style-name="T7"> </text:span><text:span text:style-name="T12">heroes</text:span><text:span text:style-name="T6">.</text:span><text:span text:style-name="T5">find</text:span><text:span text:style-name="T7">(</text:span><text:span text:style-name="T8">hero</text:span><text:span text:style-name="T9">=&gt;</text:span><text:span text:style-name="T7"> </text:span><text:span text:style-name="T12">hero</text:span><text:span text:style-name="T6">.</text:span><text:span text:style-name="T2">id</text:span><text:span text:style-name="T7"> </text:span><text:span text:style-name="T9">===</text:span><text:span text:style-name="T7"> </text:span><text:span text:style-name="T12">id</text:span><text:span text:style-name="T7">)</text:span><text:span text:style-name="T6">;</text:span></text:p>
        </text:list-item>
        <text:list-item>
          <text:p text:style-name="P5"><text:span text:style-name="T7"><text:s text:c="3"/></text:span><text:span text:style-name="T9">if</text:span><text:span text:style-name="T7">(</text:span><text:span text:style-name="T9">!</text:span><text:span text:style-name="T12">hero</text:span><text:span text:style-name="T7">) </text:span><text:span text:style-name="T9">throw</text:span><text:span text:style-name="T7"> </text:span><text:span text:style-name="T6">`</text:span><text:span text:style-name="T11">hero with </text:span><text:span text:style-name="T2">${</text:span><text:span text:style-name="T12">id</text:span><text:span text:style-name="T2">}</text:span><text:span text:style-name="T11"> not found</text:span><text:span text:style-name="T6">`;</text:span></text:p>
        </text:list-item>
        <text:list-item>
          <text:p text:style-name="P5"/>
        </text:list-item>
        <text:list-item>
          <text:p text:style-name="P5"><text:span text:style-name="T7"><text:s text:c="3"/></text:span><text:span text:style-name="T10">return</text:span><text:span text:style-name="T7"> </text:span><text:span text:style-name="T12">hero</text:span><text:span text:style-name="T6">;</text:span></text:p>
        </text:list-item>
        <text:list-item>
          <text:p text:style-name="P5"><text:span text:style-name="T7">}</text:span></text:p>
        </text:list-item>
        <text:list-item>
          <text:p text:style-name="P7">definimos el componente principal como funcion async, asi podremos usar dentro de la misma el await, para esperar el resultado de las promesas de forma ma clara,</text:p>
        </text:list-item>
        <text:list-item>
          <text:p text:style-name="P7">declaramos los heroes y los id1,id2, llamamos a la funcion de findhero con hero1 y ahora se pausa la ejecucion de la funcion hasta que se devuelva o lance el resultado, y despues lo mismo con findhero id2, NOTA, al ser secuencial la segunda busqueda solo empieza cuando termina la primera.</text:p>
        </text:list-item>
        <text:list-item>
          <text:p text:style-name="P7">MANEJO DE ERRORES AYNS-AWAIT</text:p>
        </text:list-item>
        <text:list-item>
          <text:p text:style-name="P5"><text:span text:style-name="T7"><text:s/></text:span><text:span text:style-name="T9">try</text:span><text:span text:style-name="T7"> {</text:span></text:p>
        </text:list-item>
        <text:list-item>
          <text:p text:style-name="P5"><text:span text:style-name="T7"><text:s text:c="7"/></text:span><text:span text:style-name="T4">const</text:span><text:span text:style-name="T7"> </text:span><text:span text:style-name="T9">hero1</text:span><text:span text:style-name="T6">=</text:span><text:span text:style-name="T7"> </text:span><text:span text:style-name="T10">await</text:span><text:span text:style-name="T7"> </text:span><text:span text:style-name="T5">findHero</text:span><text:span text:style-name="T7">(</text:span><text:span text:style-name="T12">id1</text:span><text:span text:style-name="T7">)</text:span><text:span text:style-name="T6">;</text:span></text:p>
        </text:list-item>
        <text:list-item>
          <text:p text:style-name="P5"><text:span text:style-name="T7"><text:s text:c="7"/></text:span><text:span text:style-name="T4">const</text:span><text:span text:style-name="T7"> </text:span><text:span text:style-name="T9">hero2</text:span><text:span text:style-name="T6">=</text:span><text:span text:style-name="T7"> </text:span><text:span text:style-name="T10">await</text:span><text:span text:style-name="T7"> </text:span><text:span text:style-name="T5">findHero</text:span><text:span text:style-name="T7">(</text:span><text:span text:style-name="T12">id2</text:span><text:span text:style-name="T7">)</text:span><text:span text:style-name="T6">;</text:span></text:p>
        </text:list-item>
        <text:list-item>
          <text:p text:style-name="P5"><text:span text:style-name="T7"><text:s text:c="7"/></text:span><text:span text:style-name="T12">element</text:span><text:span text:style-name="T6">.</text:span><text:span text:style-name="T2">innerHTML</text:span><text:span text:style-name="T6">=`</text:span><text:span text:style-name="T2">${</text:span><text:span text:style-name="T12">hero1</text:span><text:span text:style-name="T6">.</text:span><text:span text:style-name="T2">name}</text:span><text:span text:style-name="T11"> / </text:span><text:span text:style-name="T2">${</text:span><text:span text:style-name="T12">hero2</text:span><text:span text:style-name="T6">.</text:span><text:span text:style-name="T2">name}</text:span><text:span text:style-name="T6">`</text:span></text:p>
        </text:list-item>
        <text:list-item>
          <text:p text:style-name="P5"><text:span text:style-name="T7"><text:s text:c="3"/>} </text:span><text:span text:style-name="T9">catch</text:span><text:span text:style-name="T7"> (</text:span><text:span text:style-name="T12">error</text:span><text:span text:style-name="T7">) {</text:span></text:p>
        </text:list-item>
        <text:list-item>
          <text:p text:style-name="P5"><text:span text:style-name="T7"><text:s text:c="7"/></text:span><text:span text:style-name="T12">element</text:span><text:span text:style-name="T6">.</text:span><text:span text:style-name="T2">innerHTML</text:span><text:span text:style-name="T6">=</text:span><text:span text:style-name="T12">error</text:span><text:span text:style-name="T6">;</text:span></text:p>
        </text:list-item>
        <text:list-item>
          <text:p text:style-name="P5"><text:span text:style-name="T7"><text:s text:c="3"/>}</text:span></text:p>
        </text:list-item>
        <text:list-item>
          <text:p text:style-name="P7">simplemente meterlo dentro de un try catch, la funcion findhero ya nos devuelve si no existe el hero un mensaje de error personalizado, entonces con el catch ya lo capturamos y hacemos lo uqe queramos con el</text:p>
        </text:list-item>
        <text:list-item>
          <text:p text:style-name="P7">OPTIMIZAR PROMESAS NO SECUENCIALES</text:p>
        </text:list-item>
        <text:list-item>
          <text:p text:style-name="P7">promesas no secuenciales son aquellas en las que 1 valor no depende del siguiente, si el valor de nuestra segunda promesa findhero de hero2 dependiendese del resultado del primer findhero, hay pocas cosas para poder optimizar</text:p>
        </text:list-item>
        <text:list-item>
          <text:p text:style-name="P7"><text:soft-page-break/>creamos un nuevo archivo 07-async-await pegamos aquí el codigo de un punto anterior de slow medium y fast promise</text:p>
        </text:list-item>
        <text:list-item>
          <text:p text:style-name="P5"><text:span text:style-name="T2">export</text:span><text:span text:style-name="T3"> </text:span><text:span text:style-name="T4">const</text:span><text:span text:style-name="T3"> </text:span><text:span text:style-name="T5">asyncAwait2Component</text:span><text:span text:style-name="T3"> </text:span><text:span text:style-name="T6">=</text:span><text:span text:style-name="T3"> </text:span><text:span text:style-name="T4">async</text:span><text:span text:style-name="T7">(</text:span><text:span text:style-name="T8">element</text:span><text:span text:style-name="T7">)</text:span><text:span text:style-name="T3"> </text:span><text:span text:style-name="T9">=&gt;</text:span><text:span text:style-name="T7">{</text:span></text:p>
        </text:list-item>
        <text:list-item>
          <text:p text:style-name="P5"/>
        </text:list-item>
        <text:list-item>
          <text:p text:style-name="P5"/>
        </text:list-item>
        <text:list-item>
          <text:p text:style-name="P5"><text:span text:style-name="T7"><text:s text:c="3"/></text:span><text:span text:style-name="T4">const</text:span><text:span text:style-name="T7"> </text:span><text:span text:style-name="T9">value1</text:span><text:span text:style-name="T7"> </text:span><text:span text:style-name="T6">=</text:span><text:span text:style-name="T7"> </text:span><text:span text:style-name="T10">await</text:span><text:span text:style-name="T7"> </text:span><text:span text:style-name="T5">slowPromise</text:span><text:span text:style-name="T7">()</text:span><text:span text:style-name="T6">;</text:span></text:p>
        </text:list-item>
        <text:list-item>
          <text:p text:style-name="P5"><text:span text:style-name="T7"><text:s text:c="3"/></text:span><text:span text:style-name="T4">const</text:span><text:span text:style-name="T7"> </text:span><text:span text:style-name="T9">value2</text:span><text:span text:style-name="T7"> </text:span><text:span text:style-name="T6">=</text:span><text:span text:style-name="T7"> </text:span><text:span text:style-name="T10">await</text:span><text:span text:style-name="T7"> </text:span><text:span text:style-name="T5">mediumPromise</text:span><text:span text:style-name="T7">()</text:span><text:span text:style-name="T6">;</text:span></text:p>
        </text:list-item>
        <text:list-item>
          <text:p text:style-name="P5"><text:span text:style-name="T7"><text:s text:c="3"/></text:span><text:span text:style-name="T4">const</text:span><text:span text:style-name="T7"> </text:span><text:span text:style-name="T9">value3</text:span><text:span text:style-name="T7"> </text:span><text:span text:style-name="T6">=</text:span><text:span text:style-name="T7"> </text:span><text:span text:style-name="T10">await</text:span><text:span text:style-name="T7"> </text:span><text:span text:style-name="T5">fastPromise</text:span><text:span text:style-name="T7">()</text:span><text:span text:style-name="T6">;</text:span></text:p>
        </text:list-item>
        <text:list-item>
          <text:p text:style-name="P5"/>
        </text:list-item>
        <text:list-item>
          <text:p text:style-name="P5"><text:span text:style-name="T7"><text:s text:c="3"/></text:span><text:span text:style-name="T12">element</text:span><text:span text:style-name="T6">.</text:span><text:span text:style-name="T2">innerHTML</text:span><text:span text:style-name="T6">=`</text:span></text:p>
        </text:list-item>
        <text:list-item>
          <text:p text:style-name="P5"><text:span text:style-name="T11"><text:s text:c="7"/>value1: </text:span><text:span text:style-name="T2">${</text:span><text:span text:style-name="T12">value1</text:span><text:span text:style-name="T2">}</text:span><text:span text:style-name="T11"> &lt;br/&gt;</text:span></text:p>
        </text:list-item>
        <text:list-item>
          <text:p text:style-name="P5"><text:span text:style-name="T11"><text:s text:c="7"/>value2: </text:span><text:span text:style-name="T2">${</text:span><text:span text:style-name="T12">value2</text:span><text:span text:style-name="T2">}</text:span><text:span text:style-name="T11"> &lt;br/&gt;</text:span></text:p>
        </text:list-item>
        <text:list-item>
          <text:p text:style-name="P5"><text:span text:style-name="T11"><text:s text:c="7"/>value3: </text:span><text:span text:style-name="T2">${</text:span><text:span text:style-name="T12">value3</text:span><text:span text:style-name="T2">}</text:span><text:span text:style-name="T11"> &lt;br/&gt;</text:span></text:p>
        </text:list-item>
        <text:list-item>
          <text:p text:style-name="P5"><text:span text:style-name="T11"><text:s text:c="3"/></text:span><text:span text:style-name="T6">`</text:span></text:p>
        </text:list-item>
        <text:list-item>
          <text:p text:style-name="P7">llamamos al componente principal asíncrono y hacemos un await de las promesas, para luego imprimirlas en el elemente inner html, en este caso tardaria algo mas de 4segundos en mostrarse por pantalla ya que se empiezan a ejecutar de forma secuencial y hasta q no resuelve 1 no pasa a la siguiente, esto no tiene sentido ya que ninguna de las funciones depende de la otra y está ralentizando la aplicación</text:p>
        </text:list-item>
        <text:list-item>
          <text:p text:style-name="P7">la forma de ejecucion secuencial es meterlo en un promise.all, asi se ejecutan todas a la vez, y esperamos que este resuelva, el promise all nos va a devolver una promesa que se resuelve cuando todas las promesas se resuelvan, nos devuelve un array con los resultados en el mismo orden, nosotros lodesestructuramos para luego mostrarlos en el element html</text:p>
        </text:list-item>
        <text:list-item>
          <text:p text:style-name="P5"><text:span text:style-name="T2">export</text:span><text:span text:style-name="T3"> </text:span><text:span text:style-name="T4">const</text:span><text:span text:style-name="T3"> </text:span><text:span text:style-name="T5">asyncAwait2Component</text:span><text:span text:style-name="T3"> </text:span><text:span text:style-name="T6">=</text:span><text:span text:style-name="T3"> </text:span><text:span text:style-name="T4">async</text:span><text:span text:style-name="T7">(</text:span><text:span text:style-name="T8">element</text:span><text:span text:style-name="T7">)</text:span><text:span text:style-name="T3"> </text:span><text:span text:style-name="T9">=&gt;</text:span><text:span text:style-name="T7">{</text:span></text:p>
        </text:list-item>
        <text:list-item>
          <text:p text:style-name="P5"/>
        </text:list-item>
        <text:list-item>
          <text:p text:style-name="P5"><text:span text:style-name="T7"><text:s text:c="3"/></text:span><text:span text:style-name="T4">const</text:span><text:span text:style-name="T7"> </text:span><text:span text:style-name="T6">[</text:span><text:span text:style-name="T9">value1</text:span><text:span text:style-name="T6">,</text:span><text:span text:style-name="T9">value2</text:span><text:span text:style-name="T6">,</text:span><text:span text:style-name="T9">value3</text:span><text:span text:style-name="T6">]=</text:span><text:span text:style-name="T7"> </text:span><text:span text:style-name="T10">await</text:span><text:span text:style-name="T7"> </text:span><text:span text:style-name="T19">Promise</text:span><text:span text:style-name="T6">.</text:span><text:span text:style-name="T5">all</text:span><text:span text:style-name="T7">([</text:span></text:p>
        </text:list-item>
        <text:list-item>
          <text:p text:style-name="P5"><text:span text:style-name="T7"><text:s text:c="7"/></text:span><text:span text:style-name="T5">slowPromise</text:span><text:span text:style-name="T7">()</text:span><text:span text:style-name="T6">,</text:span></text:p>
        </text:list-item>
        <text:list-item>
          <text:p text:style-name="P5"><text:span text:style-name="T7"><text:s text:c="7"/></text:span><text:span text:style-name="T5">mediumPromise</text:span><text:span text:style-name="T7">()</text:span><text:span text:style-name="T6">,</text:span></text:p>
        </text:list-item>
        <text:list-item>
          <text:p text:style-name="P5"><text:span text:style-name="T7"><text:s text:c="7"/></text:span><text:span text:style-name="T5">fastPromise</text:span><text:span text:style-name="T7">()</text:span><text:span text:style-name="T6">,</text:span></text:p>
        </text:list-item>
        <text:list-item>
          <text:p text:style-name="P5"><text:soft-page-break/><text:span text:style-name="T7"><text:s text:c="3"/>])</text:span></text:p>
        </text:list-item>
        <text:list-item>
          <text:p text:style-name="P5"><text:span text:style-name="T7"><text:s text:c="3"/></text:span><text:span text:style-name="T12">element</text:span><text:span text:style-name="T6">.</text:span><text:span text:style-name="T2">innerHTML</text:span><text:span text:style-name="T6">=`</text:span></text:p>
        </text:list-item>
        <text:list-item>
          <text:p text:style-name="P5"><text:span text:style-name="T11"><text:s text:c="7"/>value1: </text:span><text:span text:style-name="T2">${</text:span><text:span text:style-name="T12">value1</text:span><text:span text:style-name="T2">}</text:span><text:span text:style-name="T11"> &lt;br/&gt;</text:span></text:p>
        </text:list-item>
        <text:list-item>
          <text:p text:style-name="P5"><text:span text:style-name="T11"><text:s text:c="7"/>value2: </text:span><text:span text:style-name="T2">${</text:span><text:span text:style-name="T12">value2</text:span><text:span text:style-name="T2">}</text:span><text:span text:style-name="T11"> &lt;br/&gt;</text:span></text:p>
        </text:list-item>
        <text:list-item>
          <text:p text:style-name="P5"><text:span text:style-name="T11"><text:s text:c="7"/>value3: </text:span><text:span text:style-name="T2">${</text:span><text:span text:style-name="T12">value3</text:span><text:span text:style-name="T2">}</text:span><text:span text:style-name="T11"> &lt;br/&gt;</text:span></text:p>
        </text:list-item>
        <text:list-item>
          <text:p text:style-name="P5"><text:span text:style-name="T11"><text:s text:c="3"/></text:span><text:span text:style-name="T6">`</text:span></text:p>
        </text:list-item>
        <text:list-item>
          <text:p text:style-name="P7">FOR AWAIT</text:p>
        </text:list-item>
        <text:list-item>
          <text:p text:style-name="P5"><text:span text:style-name="T2">import</text:span><text:span text:style-name="T3"> </text:span><text:span text:style-name="T7">{ </text:span><text:span text:style-name="T19">heroes</text:span><text:span text:style-name="T7"> }</text:span><text:span text:style-name="T3"> </text:span><text:span text:style-name="T2">from</text:span><text:span text:style-name="T3"> </text:span><text:span text:style-name="T6">'</text:span><text:span text:style-name="T11">../data/heroes</text:span><text:span text:style-name="T6">';</text:span></text:p>
        </text:list-item>
        <text:list-item>
          <text:p text:style-name="P5"><text:span text:style-name="T16">/**</text:span></text:p>
        </text:list-item>
        <text:list-item>
          <text:p text:style-name="P5"><text:span text:style-name="T16">*</text:span></text:p>
        </text:list-item>
        <text:list-item>
          <text:p text:style-name="P5"><text:span text:style-name="T16">* </text:span><text:span text:style-name="T17">@param</text:span><text:span text:style-name="T16"> {</text:span><text:span text:style-name="T17">HTMLDivElement</text:span><text:span text:style-name="T16">} </text:span><text:span text:style-name="T18">element</text:span></text:p>
        </text:list-item>
        <text:list-item>
          <text:p text:style-name="P5"><text:span text:style-name="T16">*/</text:span></text:p>
        </text:list-item>
        <text:list-item>
          <text:p text:style-name="P5"><text:span text:style-name="T2">export</text:span><text:span text:style-name="T3"> </text:span><text:span text:style-name="T4">const</text:span><text:span text:style-name="T3"> </text:span><text:span text:style-name="T5">forAwaitComponent</text:span><text:span text:style-name="T3"> </text:span><text:span text:style-name="T6">=</text:span><text:span text:style-name="T3"> </text:span><text:span text:style-name="T4">async</text:span><text:span text:style-name="T7">(</text:span><text:span text:style-name="T3"> </text:span><text:span text:style-name="T8">element</text:span><text:span text:style-name="T3"> </text:span><text:span text:style-name="T7">)</text:span><text:span text:style-name="T3"> </text:span><text:span text:style-name="T9">=&gt;</text:span><text:span text:style-name="T3"> </text:span><text:span text:style-name="T7">{</text:span></text:p>
        </text:list-item>
        <text:list-item>
          <text:p text:style-name="P5"/>
        </text:list-item>
        <text:list-item>
          <text:p text:style-name="P5"><text:span text:style-name="T7"><text:s text:c="3"/></text:span><text:span text:style-name="T4">const</text:span><text:span text:style-name="T7"> </text:span><text:span text:style-name="T9">heroIds</text:span><text:span text:style-name="T7"> </text:span><text:span text:style-name="T6">=</text:span><text:span text:style-name="T7"> </text:span><text:span text:style-name="T12">heroes</text:span><text:span text:style-name="T6">.</text:span><text:span text:style-name="T5">map</text:span><text:span text:style-name="T7">(</text:span><text:span text:style-name="T8">hero</text:span><text:span text:style-name="T9">=&gt;</text:span><text:span text:style-name="T7"> </text:span><text:span text:style-name="T12">hero</text:span><text:span text:style-name="T6">.</text:span><text:span text:style-name="T2">id</text:span><text:span text:style-name="T7">)</text:span><text:span text:style-name="T6">;</text:span></text:p>
        </text:list-item>
        <text:list-item>
          <text:p text:style-name="P5"/>
        </text:list-item>
        <text:list-item>
          <text:p text:style-name="P5"><text:span text:style-name="T7"><text:s text:c="3"/></text:span><text:span text:style-name="T4">const</text:span><text:span text:style-name="T7"> </text:span><text:span text:style-name="T9">heroPromises</text:span><text:span text:style-name="T6">=</text:span><text:span text:style-name="T7"> </text:span><text:span text:style-name="T5">getHeroesAsync</text:span><text:span text:style-name="T7">(</text:span><text:span text:style-name="T12">heroIds</text:span><text:span text:style-name="T7">)</text:span><text:span text:style-name="T6">;</text:span></text:p>
        </text:list-item>
        <text:list-item>
          <text:p text:style-name="P5"/>
        </text:list-item>
        <text:list-item>
          <text:p text:style-name="P5"><text:span text:style-name="T7"><text:s text:c="3"/></text:span><text:span text:style-name="T9">for</text:span><text:span text:style-name="T7"> </text:span><text:span text:style-name="T9">await</text:span><text:span text:style-name="T7">(</text:span><text:span text:style-name="T4">const</text:span><text:span text:style-name="T7"> </text:span><text:span text:style-name="T9">hero</text:span><text:span text:style-name="T7"> </text:span><text:span text:style-name="T6">of</text:span><text:span text:style-name="T7"> </text:span><text:span text:style-name="T12">heroPromises</text:span><text:span text:style-name="T7">){</text:span></text:p>
        </text:list-item>
        <text:list-item>
          <text:p text:style-name="P5"><text:span text:style-name="T7"><text:s text:c="7"/></text:span><text:span text:style-name="T12">element</text:span><text:span text:style-name="T6">.</text:span><text:span text:style-name="T2">innerHTML</text:span><text:span text:style-name="T7"> </text:span><text:span text:style-name="T6">+=</text:span><text:span text:style-name="T7"> </text:span><text:span text:style-name="T6">`</text:span><text:span text:style-name="T2">${</text:span><text:span text:style-name="T12">hero</text:span><text:span text:style-name="T6">.</text:span><text:span text:style-name="T2">name}</text:span><text:span text:style-name="T11"> &lt;br/&gt;</text:span><text:span text:style-name="T6">`</text:span></text:p>
        </text:list-item>
        <text:list-item>
          <text:p text:style-name="P5"><text:span text:style-name="T7"><text:s text:c="3"/>}</text:span></text:p>
        </text:list-item>
        <text:list-item>
          <text:p text:style-name="P5"><text:soft-page-break/></text:p>
        </text:list-item>
        <text:list-item>
          <text:p text:style-name="P5"><text:span text:style-name="T7">}</text:span></text:p>
        </text:list-item>
        <text:list-item>
          <text:p text:style-name="P5"><text:span text:style-name="T12">eroes</text:span><text:span text:style-name="T6">.</text:span><text:span text:style-name="T5">find</text:span><text:span text:style-name="T7">( </text:span><text:span text:style-name="T8">hero</text:span><text:span text:style-name="T7"> </text:span><text:span text:style-name="T9">=&gt;</text:span><text:span text:style-name="T7"> </text:span><text:span text:style-name="T12">hero</text:span><text:span text:style-name="T6">.</text:span><text:span text:style-name="T2">id</text:span><text:span text:style-name="T7"> </text:span><text:span text:style-name="T9">===</text:span><text:span text:style-name="T7"> </text:span><text:span text:style-name="T12">id</text:span><text:span text:style-name="T7"> )</text:span><text:span text:style-name="T6">;</text:span></text:p>
        </text:list-item>
        <text:list-item>
          <text:p text:style-name="P5"><text:span text:style-name="T7">}</text:span></text:p>
        </text:list-item>
        <text:list-item>
          <text:p text:style-name="P7">funcion asíncrona, creamos un array con todos los id de todos los heroes, creamos un array de promesas que es lo que nos devuelve la función de getheroesasync, hay una funcion getheroasync que devuelve la promesa con un find hero id, luego tenemos está funcion de getheroes async que crea un array de heroes, y con un foreach, de un otro array de ids recorre cada id individual, llama a la funcion de buscar heroe individual y lo mete dentro del array vacio de la funcion y este es el valor que nos retorna.</text:p>
        </text:list-item>
        <text:list-item>
          <text:p text:style-name="P7">Con for await (const hero of heroPromises) iteras el array de promesas y, en orden, vas esperando a que cada una se resuelva, asignando el resultado a hero.</text:p>
        </text:list-item>
        <text:list-item>
          <text:p text:style-name="P7">Dentro del bucle añades el nombre al innerHTML del elemento, con un &lt;br/&gt; tras cada uno.</text:p>
        </text:list-item>
        <text:list-item>
          <text:p text:style-name="P7">FUNCIONES GENERADORAS</text:p>
        </text:list-item>
        <text:list-item>
          <text:p text:style-name="P5"><text:span text:style-name="T2">export</text:span><text:span text:style-name="T3"> </text:span><text:span text:style-name="T4">const</text:span><text:span text:style-name="T3"> </text:span><text:span text:style-name="T5">generatorFunctionsComponent</text:span><text:span text:style-name="T3"> </text:span><text:span text:style-name="T6">=</text:span><text:span text:style-name="T3"> </text:span><text:span text:style-name="T7">(</text:span><text:span text:style-name="T8">element</text:span><text:span text:style-name="T7">)</text:span><text:span text:style-name="T3"> </text:span><text:span text:style-name="T9">=&gt;</text:span><text:span text:style-name="T7">{</text:span></text:p>
        </text:list-item>
        <text:list-item>
          <text:p text:style-name="P5"/>
        </text:list-item>
        <text:list-item>
          <text:p text:style-name="P5"><text:span text:style-name="T7"><text:s text:c="3"/></text:span><text:span text:style-name="T4">const</text:span><text:span text:style-name="T7"> </text:span><text:span text:style-name="T9">myGenerator</text:span><text:span text:style-name="T7"> </text:span><text:span text:style-name="T6">=</text:span><text:span text:style-name="T7"> </text:span><text:span text:style-name="T5">myFirstGeneratorFunction</text:span><text:span text:style-name="T7">()</text:span><text:span text:style-name="T6">;</text:span></text:p>
        </text:list-item>
        <text:list-item>
          <text:p text:style-name="P5"><text:span text:style-name="T7"><text:s text:c="3"/></text:span><text:span text:style-name="T12">console</text:span><text:span text:style-name="T6">.</text:span><text:span text:style-name="T5">log</text:span><text:span text:style-name="T7">(</text:span><text:span text:style-name="T12">myGenerator</text:span><text:span text:style-name="T6">.</text:span><text:span text:style-name="T5">next</text:span><text:span text:style-name="T7">())</text:span><text:span text:style-name="T6">;</text:span></text:p>
        </text:list-item>
        <text:list-item>
          <text:p text:style-name="P5"><text:span text:style-name="T7"><text:s text:c="3"/></text:span><text:span text:style-name="T12">console</text:span><text:span text:style-name="T6">.</text:span><text:span text:style-name="T5">log</text:span><text:span text:style-name="T7">(</text:span><text:span text:style-name="T12">myGenerator</text:span><text:span text:style-name="T6">.</text:span><text:span text:style-name="T5">next</text:span><text:span text:style-name="T7">())</text:span><text:span text:style-name="T6">;</text:span></text:p>
        </text:list-item>
        <text:list-item>
          <text:p text:style-name="P5"><text:span text:style-name="T7"><text:s text:c="3"/></text:span><text:span text:style-name="T12">console</text:span><text:span text:style-name="T6">.</text:span><text:span text:style-name="T5">log</text:span><text:span text:style-name="T7">(</text:span><text:span text:style-name="T12">myGenerator</text:span><text:span text:style-name="T6">.</text:span><text:span text:style-name="T5">next</text:span><text:span text:style-name="T7">())</text:span><text:span text:style-name="T6">;</text:span></text:p>
        </text:list-item>
        <text:list-item>
          <text:p text:style-name="P5"/>
        </text:list-item>
        <text:list-item>
          <text:p text:style-name="P5"><text:span text:style-name="T7">}</text:span></text:p>
        </text:list-item>
        <text:list-item>
          <text:p text:style-name="P5"/>
        </text:list-item>
        <text:list-item>
          <text:p text:style-name="P5"/>
        </text:list-item>
        <text:list-item>
          <text:p text:style-name="P5"><text:span text:style-name="T9">function*</text:span><text:span text:style-name="T3"> </text:span><text:span text:style-name="T5">myFirstGeneratorFunction</text:span><text:span text:style-name="T7">(){</text:span></text:p>
        </text:list-item>
        <text:list-item>
          <text:p text:style-name="P5"/>
        </text:list-item>
        <text:list-item>
          <text:p text:style-name="P5"><text:span text:style-name="T7"><text:s text:c="3"/></text:span><text:span text:style-name="T10">yield</text:span><text:span text:style-name="T7"> </text:span><text:span text:style-name="T6">'</text:span><text:span text:style-name="T11">valor1</text:span><text:span text:style-name="T6">';</text:span></text:p>
        </text:list-item>
        <text:list-item>
          <text:p text:style-name="P5"><text:soft-page-break/><text:span text:style-name="T7"><text:s text:c="3"/></text:span><text:span text:style-name="T10">yield</text:span><text:span text:style-name="T7"> </text:span><text:span text:style-name="T6">'</text:span><text:span text:style-name="T11">valor2</text:span><text:span text:style-name="T6">';</text:span></text:p>
        </text:list-item>
        <text:list-item>
          <text:p text:style-name="P5"><text:span text:style-name="T7"><text:s text:c="3"/></text:span><text:span text:style-name="T10">return</text:span><text:span text:style-name="T7"> </text:span><text:span text:style-name="T6">'</text:span><text:span text:style-name="T11">Ya no hay valores</text:span><text:span text:style-name="T6">';</text:span></text:p>
        </text:list-item>
        <text:list-item>
          <text:p text:style-name="P5"><text:span text:style-name="T7">}</text:span></text:p>
        </text:list-item>
        <text:list-item>
          <text:p text:style-name="P7">el * tras function convierte está en una funcion generadora, cada vez que se ejecuta no recorre todo el cuerpo de la funcion, si no que devuelve un objeto iterador, con yield es como marcamos puntos de pausa, que cuando reanudamos devuelven un valor, el return final devuelve el ultimo valor</text:p>
        </text:list-item>
      </text:list>
      <text:p text:style-name="P15">Cada llamada a <text:span text:style-name="T20">myGenerator.next()</text:span> avanza la ejecución de la función hasta el siguiente <text:span text:style-name="T20">yield</text:span> (o <text:span text:style-name="T20">return</text:span>) y te da un objeto con dos propiedades:</text:p>
      <text:list xml:id="list2370780851" text:style-name="WWNum3">
        <text:list-item>
          <text:p text:style-name="P12"><text:span text:style-name="T20">value</text:span>: el valor que produjo el <text:span text:style-name="T20">yield</text:span> (o el <text:span text:style-name="T20">return</text:span> en la última llamada).<text:line-break/></text:p>
        </text:list-item>
        <text:list-item>
          <text:p text:style-name="P13"><text:span text:style-name="T20">done</text:span>: booleano que indica si ya no hay más “pausas” disponibles (<text:span text:style-name="T20">false</text:span> mientras haya más <text:span text:style-name="T20">yield</text:span>; <text:span text:style-name="T20">true</text:span> tras el <text:span text:style-name="T20">return</text:span>).</text:p>
        </text:list-item>
      </text:list>
      <text:p text:style-name="Standard"/>
      <text:p text:style-name="P1"><text:span text:style-name="T2">export</text:span><text:span text:style-name="T3"> </text:span><text:span text:style-name="T4">const</text:span><text:span text:style-name="T3"> </text:span><text:span text:style-name="T5">generatorFunctionsComponent</text:span><text:span text:style-name="T3"> </text:span><text:span text:style-name="T6">=</text:span><text:span text:style-name="T3"> </text:span><text:span text:style-name="T7">(</text:span><text:span text:style-name="T8">element</text:span><text:span text:style-name="T7">)</text:span><text:span text:style-name="T3"> </text:span><text:span text:style-name="T9">=&gt;</text:span><text:span text:style-name="T7">{</text:span></text:p>
      <text:p text:style-name="P2"/>
      <text:p text:style-name="P1"><text:span text:style-name="T7"><text:s text:c="3"/></text:span><text:span text:style-name="T4">const</text:span><text:span text:style-name="T7"> </text:span><text:span text:style-name="T9">genId</text:span><text:span text:style-name="T6">=</text:span><text:span text:style-name="T5">idGenerator</text:span><text:span text:style-name="T7">()</text:span><text:span text:style-name="T6">;</text:span></text:p>
      <text:p text:style-name="P2"/>
      <text:p text:style-name="P1"><text:span text:style-name="T7"><text:s text:c="3"/></text:span><text:span text:style-name="T4">const</text:span><text:span text:style-name="T7"> </text:span><text:span text:style-name="T9">button</text:span><text:span text:style-name="T7"> </text:span><text:span text:style-name="T6">=</text:span><text:span text:style-name="T7"> </text:span><text:span text:style-name="T12">document</text:span><text:span text:style-name="T6">.</text:span><text:span text:style-name="T5">createElement</text:span><text:span text:style-name="T7">(</text:span><text:span text:style-name="T6">'</text:span><text:span text:style-name="T11">button</text:span><text:span text:style-name="T6">'</text:span><text:span text:style-name="T7">)</text:span><text:span text:style-name="T6">;</text:span></text:p>
      <text:p text:style-name="P1"><text:span text:style-name="T7"><text:s text:c="3"/></text:span><text:span text:style-name="T12">button</text:span><text:span text:style-name="T6">.</text:span><text:span text:style-name="T2">innerText</text:span><text:span text:style-name="T6">='</text:span><text:span text:style-name="T11">Click me</text:span><text:span text:style-name="T6">';</text:span></text:p>
      <text:p text:style-name="P1"><text:span text:style-name="T7"><text:s text:c="3"/></text:span><text:span text:style-name="T12">element</text:span><text:span text:style-name="T6">.</text:span><text:span text:style-name="T5">append</text:span><text:span text:style-name="T7">(</text:span><text:span text:style-name="T12">button</text:span><text:span text:style-name="T7">)</text:span><text:span text:style-name="T6">;</text:span></text:p>
      <text:p text:style-name="P2"/>
      <text:p text:style-name="P1"><text:span text:style-name="T7"><text:s text:c="3"/></text:span><text:span text:style-name="T4">const</text:span><text:span text:style-name="T7"> </text:span><text:span text:style-name="T5">renderButton</text:span><text:span text:style-name="T7"> </text:span><text:span text:style-name="T6">=</text:span><text:span text:style-name="T7"> () </text:span><text:span text:style-name="T9">=&gt;</text:span><text:span text:style-name="T7">{</text:span></text:p>
      <text:p text:style-name="P1"><text:span text:style-name="T7"><text:s text:c="7"/></text:span><text:span text:style-name="T4">const</text:span><text:span text:style-name="T7"> </text:span><text:span text:style-name="T6">{</text:span><text:span text:style-name="T9">value</text:span><text:span text:style-name="T6">}</text:span><text:span text:style-name="T7"> </text:span><text:span text:style-name="T6">=</text:span><text:span text:style-name="T7"> </text:span><text:span text:style-name="T12">genId</text:span><text:span text:style-name="T6">.</text:span><text:span text:style-name="T5">next</text:span><text:span text:style-name="T7">()</text:span><text:span text:style-name="T6">;</text:span></text:p>
      <text:p text:style-name="P1"><text:span text:style-name="T7"><text:s text:c="7"/></text:span><text:span text:style-name="T12">button</text:span><text:span text:style-name="T6">.</text:span><text:span text:style-name="T2">innerText</text:span><text:span text:style-name="T7"> </text:span><text:span text:style-name="T6">=</text:span><text:span text:style-name="T7"> </text:span><text:span text:style-name="T6">`</text:span><text:span text:style-name="T11">Click </text:span><text:span text:style-name="T2">${</text:span><text:span text:style-name="T12">value</text:span><text:span text:style-name="T2">}</text:span><text:span text:style-name="T6">`</text:span></text:p>
      <text:p text:style-name="P1"><text:span text:style-name="T7"><text:s text:c="3"/>}</text:span></text:p>
      <text:p text:style-name="P2"/>
      <text:p text:style-name="P1"><text:soft-page-break/><text:span text:style-name="T7"><text:s text:c="3"/></text:span><text:span text:style-name="T12">button</text:span><text:span text:style-name="T6">.</text:span><text:span text:style-name="T5">addEventListener</text:span><text:span text:style-name="T7">(</text:span><text:span text:style-name="T6">'</text:span><text:span text:style-name="T11">click</text:span><text:span text:style-name="T6">',</text:span><text:span text:style-name="T7"> </text:span><text:span text:style-name="T12">renderButton</text:span><text:span text:style-name="T7"> )</text:span><text:span text:style-name="T6">;</text:span></text:p>
      <text:p text:style-name="P2"/>
      <text:p text:style-name="P1"><text:span text:style-name="T7">}</text:span></text:p>
      <text:p text:style-name="P2"/>
      <text:p text:style-name="P1"><text:span text:style-name="T9">function*</text:span><text:span text:style-name="T3"> </text:span><text:span text:style-name="T5">idGenerator</text:span><text:span text:style-name="T7">(){</text:span></text:p>
      <text:p text:style-name="P1"><text:span text:style-name="T7"><text:s text:c="3"/></text:span><text:span text:style-name="T4">let</text:span><text:span text:style-name="T7"> </text:span><text:span text:style-name="T9">currentId</text:span><text:span text:style-name="T6">=</text:span><text:span text:style-name="T15">0</text:span><text:span text:style-name="T6">;</text:span></text:p>
      <text:p text:style-name="P1"><text:span text:style-name="T7"><text:s text:c="3"/></text:span><text:span text:style-name="T9">while</text:span><text:span text:style-name="T7"> (</text:span><text:span text:style-name="T15">true</text:span><text:span text:style-name="T7">) {</text:span></text:p>
      <text:p text:style-name="P1"><text:span text:style-name="T7"><text:s text:c="7"/></text:span><text:span text:style-name="T10">yield</text:span><text:span text:style-name="T7"> </text:span><text:span text:style-name="T6">++</text:span><text:span text:style-name="T12">currentId</text:span><text:span text:style-name="T6">;</text:span></text:p>
      <text:p text:style-name="P1"><text:span text:style-name="T7"><text:s text:c="3"/>}</text:span></text:p>
      <text:p text:style-name="P1"><text:span text:style-name="T7">}</text:span></text:p>
      <text:list xml:id="list3987150997" text:style-name="WWNum2">
        <text:list-item>
          <text:p text:style-name="P9">funcion generadora para ids unicos, cada vez que llamamos a está funcion con next(), se va a reaunador después del ultimo yield, como es un bucle infinito vamos a tener una secuencia interminable</text:p>
        </text:list-item>
        <text:list-item>
          <text:p text:style-name="P9">creamos una constante para el iterador de idgenerator, creamos un button con texto inicial y lo añadimos al elemento html</text:p>
        </text:list-item>
        <text:list-item>
          <text:p text:style-name="P9">funcion de render button que desestructura el value de la funcion generadora, es decir nuestro valor de currentId y cambiamos el texto del button por click y el valor de currentId, luego añadimos un event listener para que cada vez que hagamos click llamamos a está funcion, asi generamos un contador infinito de clicks</text:p>
        </text:list-item>
        <text:list-item>
          <text:p text:style-name="P9">SECCION 12-PROYECTO HTTP</text:p>
        </text:list-item>
        <text:list-item>
          <text:p text:style-name="P9">un nuevo proyecto vite creamos carpeta breakingbad, dentro pondremos toda la logica llamadas a la api etc relacionada con este tema</text:p>
        </text:list-item>
        <text:list-item>
          <text:p text:style-name="P6"><text:span text:style-name="T2">export</text:span><text:span text:style-name="T3"> </text:span><text:span text:style-name="T4">const</text:span><text:span text:style-name="T3"> </text:span><text:span text:style-name="T5">BreakingbadApp</text:span><text:span text:style-name="T3"> </text:span><text:span text:style-name="T6">=</text:span><text:span text:style-name="T3"> </text:span><text:span text:style-name="T7">(</text:span><text:span text:style-name="T8">element</text:span><text:span text:style-name="T7">)</text:span><text:span text:style-name="T3"> </text:span><text:span text:style-name="T9">=&gt;</text:span><text:span text:style-name="T3"> </text:span><text:span text:style-name="T7">{</text:span></text:p>
        </text:list-item>
        <text:list-item>
          <text:p text:style-name="P6"/>
        </text:list-item>
        <text:list-item>
          <text:p text:style-name="P6"><text:span text:style-name="T7"><text:s text:c="2"/></text:span><text:span text:style-name="T12">document</text:span><text:span text:style-name="T6">.</text:span><text:span text:style-name="T5">querySelector</text:span><text:span text:style-name="T7">(</text:span><text:span text:style-name="T6">'</text:span><text:span text:style-name="T11">#app-tittle</text:span><text:span text:style-name="T6">'</text:span><text:span text:style-name="T7">)</text:span><text:span text:style-name="T6">.</text:span><text:span text:style-name="T2">innerHTML</text:span><text:span text:style-name="T6">='</text:span><text:span text:style-name="T11">Breakingbad App</text:span><text:span text:style-name="T6">';</text:span></text:p>
        </text:list-item>
        <text:list-item>
          <text:p text:style-name="P6"><text:span text:style-name="T7"><text:s text:c="2"/></text:span><text:span text:style-name="T12">element</text:span><text:span text:style-name="T6">.</text:span><text:span text:style-name="T2">innerHTML</text:span><text:span text:style-name="T7"> </text:span><text:span text:style-name="T6">=</text:span><text:span text:style-name="T7"> </text:span><text:span text:style-name="T6">"</text:span><text:span text:style-name="T11">Loading...</text:span><text:span text:style-name="T6">";</text:span></text:p>
        </text:list-item>
        <text:list-item>
          <text:p text:style-name="P6"><text:span text:style-name="T7">}</text:span><text:span text:style-name="T6">;</text:span></text:p>
        </text:list-item>
        <text:list-item>
          <text:p text:style-name="P9">desde postman probamos el get a la api de breaking bad el json que nos devuelve, el endpoint es <text:a xlink:type="simple" xlink:href="https://api.breakingbadquotes.xyz/v1/quotes" text:style-name="ListLabel_20_38" text:visited-style-name="ListLabel_20_38"><text:span text:style-name="T14">https://api.breakingbadquotes.xyz/v1/quotes</text:span></text:a></text:p>
        </text:list-item>
        <text:list-item>
          <text:p text:style-name="P9"><text:soft-page-break/>recibimos un json con este formato <text:span text:style-name="T21">[</text:span></text:p>
        </text:list-item>
        <text:list-item>
          <text:p text:style-name="P11"><text:span text:style-name="T21"><text:s text:c="4"/>{</text:span></text:p>
        </text:list-item>
        <text:list-item>
          <text:p text:style-name="P11"><text:span text:style-name="T21"><text:s text:c="8"/></text:span><text:span text:style-name="T22">"quote"</text:span><text:span text:style-name="T21">: </text:span><text:span text:style-name="T23">"The Universe is Random. Not Inevitable. It's simple Chaos."</text:span><text:span text:style-name="T21">,</text:span></text:p>
        </text:list-item>
        <text:list-item>
          <text:p text:style-name="P11"><text:span text:style-name="T21"><text:s text:c="8"/></text:span><text:span text:style-name="T22">"author"</text:span><text:span text:style-name="T21">: </text:span><text:span text:style-name="T23">"Walter White"</text:span></text:p>
        </text:list-item>
        <text:list-item>
          <text:p text:style-name="P11"><text:span text:style-name="T21"><text:s text:c="4"/>}</text:span></text:p>
        </text:list-item>
        <text:list-item>
          <text:p text:style-name="P11"><text:span text:style-name="T21">]</text:span></text:p>
        </text:list-item>
        <text:list-item>
          <text:p text:style-name="P9">las [] nos indican que es un array, y el formato json va entre {}</text:p>
        </text:list-item>
        <text:list-item>
          <text:p text:style-name="P9">creamos una funcion para traer la data <text:span text:style-name="T16">/**</text:span></text:p>
        </text:list-item>
        <text:list-item>
          <text:p text:style-name="P6"><text:span text:style-name="T16"><text:s/>* </text:span><text:span text:style-name="T17">@returns</text:span><text:span text:style-name="T16"> {</text:span><text:span text:style-name="T17">Object</text:span><text:span text:style-name="T16">} quote information</text:span></text:p>
        </text:list-item>
        <text:list-item>
          <text:p text:style-name="P6"><text:span text:style-name="T16"><text:s/>*/</text:span></text:p>
        </text:list-item>
        <text:list-item>
          <text:p text:style-name="P6"/>
        </text:list-item>
        <text:list-item>
          <text:p text:style-name="P6"/>
        </text:list-item>
        <text:list-item>
          <text:p text:style-name="P6"><text:span text:style-name="T4">const</text:span><text:span text:style-name="T3"> </text:span><text:span text:style-name="T5">fetchQuote</text:span><text:span text:style-name="T3"> </text:span><text:span text:style-name="T6">=</text:span><text:span text:style-name="T3"> </text:span><text:span text:style-name="T7">()</text:span><text:span text:style-name="T3"> </text:span><text:span text:style-name="T9">=&gt;</text:span><text:span text:style-name="T7">{</text:span></text:p>
        </text:list-item>
        <text:list-item>
          <text:p text:style-name="P6"/>
        </text:list-item>
        <text:list-item>
          <text:p text:style-name="P6"><text:span text:style-name="T7">}</text:span></text:p>
        </text:list-item>
        <text:list-item>
          <text:p text:style-name="P9">vamos a usar el fetch() método global del objeto window</text:p>
        </text:list-item>
        <text:list-item>
          <text:p text:style-name="P6"><text:span text:style-name="T4">const</text:span><text:span text:style-name="T3"> </text:span><text:span text:style-name="T5">fetchQuote</text:span><text:span text:style-name="T3"> </text:span><text:span text:style-name="T6">=</text:span><text:span text:style-name="T3"> </text:span><text:span text:style-name="T4">async</text:span><text:span text:style-name="T7">()</text:span><text:span text:style-name="T3"> </text:span><text:span text:style-name="T9">=&gt;</text:span><text:span text:style-name="T7">{</text:span></text:p>
        </text:list-item>
        <text:list-item>
          <text:p text:style-name="P6"><text:span text:style-name="T7"><text:s text:c="4"/></text:span><text:span text:style-name="T4">const</text:span><text:span text:style-name="T7"> </text:span><text:span text:style-name="T9">res</text:span><text:span text:style-name="T6">=</text:span><text:span text:style-name="T10">await</text:span><text:span text:style-name="T7"> </text:span><text:span text:style-name="T5">fetch</text:span><text:span text:style-name="T7">(</text:span><text:span text:style-name="T6">'</text:span><text:span text:style-name="T11">https://api.breakingbadquotes.xyz/v1/quotes</text:span><text:span text:style-name="T6">'</text:span><text:span text:style-name="T7">)</text:span></text:p>
        </text:list-item>
        <text:list-item>
          <text:p text:style-name="P6"/>
        </text:list-item>
        <text:list-item>
          <text:p text:style-name="P9">funcion asíncrona ya que fetch nos devuelve una promesa, el primer parametro es la url del endpoint, esto nos devuelve todo la llamada al endpoint es decir, el status el body el response, no solo el json resultante de la llamada, si hacemos un clg del res y luego llamamos la funcion en el componente principal podemos ver el resultado del fetch en la consola</text:p>
        </text:list-item>
        <text:list-item>
          <text:p text:style-name="P10"><text:span text:style-name="T24">Response {</text:span><text:span text:style-name="T26">type</text:span><text:span text:style-name="T24">: </text:span><text:span text:style-name="T28">'cors'</text:span><text:span text:style-name="T24">, </text:span><text:span text:style-name="T26">url</text:span><text:span text:style-name="T24">: </text:span><text:span text:style-name="T28">'https://api.breakingbadquotes.xyz/v1/quotes'</text:span><text:span text:style-name="T24">, </text:span><text:span text:style-name="T26">redirected</text:span><text:span text:style-name="T24">: </text:span><text:span text:style-name="T30">false</text:span><text:span text:style-name="T24">, </text:span><text:span text:style-name="T26">status</text:span><text:span text:style-name="T24">: </text:span><text:span text:style-name="T30">200</text:span><text:span text:style-name="T24">, </text:span><text:span text:style-name="T26">ok</text:span><text:span text:style-name="T24">: </text:span><text:span text:style-name="T30">true</text:span><text:span text:style-name="T24">, …}</text:span></text:p>
          <text:list>
            <text:list-item>
              <text:p text:style-name="P16"><text:soft-page-break/><text:span text:style-name="T32">body</text:span><text:span text:style-name="T25">: (...)</text:span></text:p>
            </text:list-item>
            <text:list-item>
              <text:p text:style-name="P16"><text:span text:style-name="T32">bodyUsed</text:span><text:span text:style-name="T25">: </text:span><text:span text:style-name="T31">false</text:span></text:p>
            </text:list-item>
            <text:list-item>
              <text:p text:style-name="P16"><text:span text:style-name="T32">headers</text:span><text:span text:style-name="T25">: </text:span><text:span text:style-name="T27">Headers </text:span><text:span text:style-name="T25">{}</text:span></text:p>
            </text:list-item>
            <text:list-item>
              <text:p text:style-name="P16"><text:span text:style-name="T32">ok</text:span><text:span text:style-name="T25">: </text:span><text:span text:style-name="T31">true</text:span></text:p>
            </text:list-item>
            <text:list-item>
              <text:p text:style-name="P16"><text:span text:style-name="T32">redirected</text:span><text:span text:style-name="T25">: </text:span><text:span text:style-name="T31">false</text:span></text:p>
            </text:list-item>
            <text:list-item>
              <text:p text:style-name="P16"><text:span text:style-name="T32">status</text:span><text:span text:style-name="T25">: </text:span><text:span text:style-name="T31">200</text:span></text:p>
            </text:list-item>
            <text:list-item>
              <text:p text:style-name="P16"><text:span text:style-name="T32">statusText</text:span><text:span text:style-name="T25">: </text:span><text:span text:style-name="T29">""</text:span></text:p>
            </text:list-item>
            <text:list-item>
              <text:p text:style-name="P16"><text:span text:style-name="T32">type</text:span><text:span text:style-name="T25">: </text:span><text:span text:style-name="T29">"cors"</text:span></text:p>
            </text:list-item>
            <text:list-item>
              <text:p text:style-name="P16"><text:span text:style-name="T32">url</text:span><text:span text:style-name="T25">: </text:span><text:span text:style-name="T29">"https://api.breakingbadquotes.xyz/v1/quotes"</text:span></text:p>
            </text:list-item>
            <text:list-item>
              <text:p text:style-name="P16"><text:span text:style-name="T27">[[Prototype]]</text:span><text:span text:style-name="T25">: Response</text:span></text:p>
            </text:list-item>
          </text:list>
        </text:list-item>
        <text:list-item>
          <text:p text:style-name="P6"><text:span text:style-name="T4">const</text:span><text:span text:style-name="T7"> </text:span><text:span text:style-name="T9">data</text:span><text:span text:style-name="T6">=</text:span><text:span text:style-name="T7"> </text:span><text:span text:style-name="T10">await</text:span><text:span text:style-name="T7"> </text:span><text:span text:style-name="T12">res</text:span><text:span text:style-name="T6">.</text:span><text:span text:style-name="T5">json</text:span><text:span text:style-name="T7">()</text:span><text:span text:style-name="T6">;</text:span></text:p>
        </text:list-item>
        <text:list-item>
          <text:p text:style-name="P6"/>
        </text:list-item>
        <text:list-item>
          <text:p text:style-name="P6"><text:span text:style-name="T7"><text:s text:c="4"/></text:span><text:span text:style-name="T12">console</text:span><text:span text:style-name="T6">.</text:span><text:span text:style-name="T5">log</text:span><text:span text:style-name="T7">(</text:span><text:span text:style-name="T12">data</text:span><text:span text:style-name="T7">[</text:span><text:span text:style-name="T15">0</text:span><text:span text:style-name="T7">])</text:span><text:span text:style-name="T6">;</text:span></text:p>
        </text:list-item>
        <text:list-item>
          <text:p text:style-name="P6"><text:span text:style-name="T7"><text:s text:c="4"/></text:span><text:span text:style-name="T10">return</text:span><text:span text:style-name="T7"> </text:span><text:span text:style-name="T12">data</text:span><text:span text:style-name="T7">[</text:span><text:span text:style-name="T15">0</text:span><text:span text:style-name="T7">]</text:span><text:span text:style-name="T6">;</text:span></text:p>
        </text:list-item>
        <text:list-item>
          <text:p text:style-name="P9">creamos constante que almacena el json de la respuesta, como vimos que era un arreglo lo que recibiamos, y el primer elemento del array es la quote con el autor de la misma que resuelve seleccionamos indice 0, ponemos await porque es una funcion async el fetch devuelve una promesa recuerda</text:p>
        </text:list-item>
        <text:list-item>
          <text:p text:style-name="P6"/>
        </text:list-item>
        <text:list-item>
          <text:p text:style-name="P6"><text:span text:style-name="T7"><text:s text:c="2"/></text:span><text:span text:style-name="T4">const</text:span><text:span text:style-name="T7"> </text:span><text:span text:style-name="T9">quote</text:span><text:span text:style-name="T6">=</text:span><text:span text:style-name="T10">await</text:span><text:span text:style-name="T7"> </text:span><text:span text:style-name="T5">fetchQuote</text:span><text:span text:style-name="T7">()</text:span><text:span text:style-name="T6">;</text:span></text:p>
        </text:list-item>
        <text:list-item>
          <text:p text:style-name="P9">ahora en el componente principal, podemos crear una constante que es la quote del await de está promesa, tenemos que convertir el método principal en async</text:p>
        </text:list-item>
        <text:list-item>
          <text:p text:style-name="P6"><text:span text:style-name="T4">const</text:span><text:span text:style-name="T7"> </text:span><text:span text:style-name="T9">quoteLabel</text:span><text:span text:style-name="T6">=</text:span><text:span text:style-name="T7"> </text:span><text:span text:style-name="T12">document</text:span><text:span text:style-name="T6">.</text:span><text:span text:style-name="T5">createElement</text:span><text:span text:style-name="T7">(</text:span><text:span text:style-name="T6">'</text:span><text:span text:style-name="T11">blockquote</text:span><text:span text:style-name="T6">'</text:span><text:span text:style-name="T7">)</text:span><text:span text:style-name="T6">;</text:span></text:p>
        </text:list-item>
        <text:list-item>
          <text:p text:style-name="P6"><text:span text:style-name="T4">const</text:span><text:span text:style-name="T7"> </text:span><text:span text:style-name="T9">authorLabel</text:span><text:span text:style-name="T6">=</text:span><text:span text:style-name="T7"> </text:span><text:span text:style-name="T12">document</text:span><text:span text:style-name="T6">.</text:span><text:span text:style-name="T5">createElement</text:span><text:span text:style-name="T7">(</text:span><text:span text:style-name="T6">'</text:span><text:span text:style-name="T11">h3</text:span><text:span text:style-name="T6">'</text:span><text:span text:style-name="T7">)</text:span><text:span text:style-name="T6">;</text:span></text:p>
        </text:list-item>
        <text:list-item>
          <text:p text:style-name="P6"><text:span text:style-name="T4">const</text:span><text:span text:style-name="T7"> </text:span><text:span text:style-name="T9">nextQuoteButton</text:span><text:span text:style-name="T6">=</text:span><text:span text:style-name="T7"> </text:span><text:span text:style-name="T12">document</text:span><text:span text:style-name="T6">.</text:span><text:span text:style-name="T5">createElement</text:span><text:span text:style-name="T7">(</text:span><text:span text:style-name="T6">'</text:span><text:span text:style-name="T11">button</text:span><text:span text:style-name="T6">'</text:span><text:span text:style-name="T7">)</text:span><text:span text:style-name="T6">;</text:span></text:p>
        </text:list-item>
        <text:list-item>
          <text:p text:style-name="P6"><text:soft-page-break/><text:span text:style-name="T12">nextQuoteButton</text:span><text:span text:style-name="T6">.</text:span><text:span text:style-name="T2">innerText</text:span><text:span text:style-name="T6">='</text:span><text:span text:style-name="T11">Next Quote</text:span><text:span text:style-name="T6">';</text:span></text:p>
        </text:list-item>
        <text:list-item>
          <text:p text:style-name="P6"/>
        </text:list-item>
        <text:list-item>
          <text:p text:style-name="P9">creamos elementos html donde queremos mostrar la quote el author y un button para saltar de quote, es decir hacer una llamada nueva a la api</text:p>
        </text:list-item>
        <text:list-item>
          <text:p text:style-name="P6"><text:span text:style-name="T4">const</text:span><text:span text:style-name="T7"> </text:span><text:span text:style-name="T5">renderQuote</text:span><text:span text:style-name="T7"> </text:span><text:span text:style-name="T6">=</text:span><text:span text:style-name="T7"> (</text:span><text:span text:style-name="T8">data</text:span><text:span text:style-name="T7">) </text:span><text:span text:style-name="T9">=&gt;</text:span><text:span text:style-name="T7"> {</text:span></text:p>
        </text:list-item>
        <text:list-item>
          <text:p text:style-name="P6"><text:span text:style-name="T7"><text:s text:c="4"/></text:span><text:span text:style-name="T12">quoteLabel</text:span><text:span text:style-name="T6">.</text:span><text:span text:style-name="T2">innerHTML</text:span><text:span text:style-name="T6">=</text:span><text:span text:style-name="T12">data</text:span><text:span text:style-name="T6">.</text:span><text:span text:style-name="T2">quote</text:span><text:span text:style-name="T6">;</text:span></text:p>
        </text:list-item>
        <text:list-item>
          <text:p text:style-name="P6"><text:span text:style-name="T7"><text:s text:c="4"/></text:span><text:span text:style-name="T12">authorLabel</text:span><text:span text:style-name="T6">.</text:span><text:span text:style-name="T2">innerHTML</text:span><text:span text:style-name="T6">=</text:span><text:span text:style-name="T12">data</text:span><text:span text:style-name="T6">.</text:span><text:span text:style-name="T2">author</text:span><text:span text:style-name="T6">;</text:span></text:p>
        </text:list-item>
        <text:list-item>
          <text:p text:style-name="P6"><text:span text:style-name="T7"><text:s text:c="4"/></text:span><text:span text:style-name="T12">element</text:span><text:span text:style-name="T6">.</text:span><text:span text:style-name="T5">replaceChildren</text:span><text:span text:style-name="T7">(</text:span><text:span text:style-name="T12">quoteLabel</text:span><text:span text:style-name="T6">,</text:span><text:span text:style-name="T12">authorLabel</text:span><text:span text:style-name="T6">,</text:span><text:span text:style-name="T12">nextQuoteButton</text:span><text:span text:style-name="T7">)</text:span><text:span text:style-name="T6">;</text:span></text:p>
        </text:list-item>
        <text:list-item>
          <text:p text:style-name="P6"><text:span text:style-name="T7">}</text:span></text:p>
        </text:list-item>
        <text:list-item>
          <text:p text:style-name="P6"/>
        </text:list-item>
        <text:list-item>
          <text:p text:style-name="P6"><text:span text:style-name="T5">fetchQuote</text:span><text:span text:style-name="T7">()</text:span></text:p>
        </text:list-item>
        <text:list-item>
          <text:p text:style-name="P6"><text:span text:style-name="T7"><text:s text:c="4"/></text:span><text:span text:style-name="T6">.</text:span><text:span text:style-name="T5">then</text:span><text:span text:style-name="T7">(</text:span><text:span text:style-name="T12">renderQuote</text:span><text:span text:style-name="T7">)</text:span></text:p>
        </text:list-item>
        <text:list-item>
          <text:p text:style-name="P6"><text:span text:style-name="T7">}</text:span><text:span text:style-name="T6">;</text:span></text:p>
        </text:list-item>
        <text:list-item>
          <text:p text:style-name="P9">creamos funcion que va a recibir la data del fetch() y con esa data la metemos dentro de las label que creamos, element.replacechildren limpia la data de los label cada vez que insertimos datos distintos, si usamos .append se agregaría uno encima de otro y tendriamos que limpiar manualmente</text:p>
        </text:list-item>
        <text:list-item>
          <text:p text:style-name="P6"><text:span text:style-name="T12">nextQuoteButton</text:span><text:span text:style-name="T6">.</text:span><text:span text:style-name="T5">addEventListener</text:span><text:span text:style-name="T7">(</text:span><text:span text:style-name="T6">'</text:span><text:span text:style-name="T11">click</text:span><text:span text:style-name="T6">',</text:span><text:span text:style-name="T4">async</text:span><text:span text:style-name="T7">()</text:span><text:span text:style-name="T9">=&gt;</text:span><text:span text:style-name="T7">{</text:span></text:p>
        </text:list-item>
        <text:list-item>
          <text:p text:style-name="P6"><text:span text:style-name="T7"><text:s text:c="4"/></text:span><text:span text:style-name="T12">element</text:span><text:span text:style-name="T6">.</text:span><text:span text:style-name="T2">innerHTML</text:span><text:span text:style-name="T7"> </text:span><text:span text:style-name="T6">=</text:span><text:span text:style-name="T7"> </text:span><text:span text:style-name="T6">"</text:span><text:span text:style-name="T11">Loading...</text:span><text:span text:style-name="T6">";</text:span></text:p>
        </text:list-item>
        <text:list-item>
          <text:p text:style-name="P6"><text:span text:style-name="T7"><text:s text:c="4"/></text:span><text:span text:style-name="T4">const</text:span><text:span text:style-name="T7"> </text:span><text:span text:style-name="T9">quote</text:span><text:span text:style-name="T6">=</text:span><text:span text:style-name="T7"> </text:span><text:span text:style-name="T10">await</text:span><text:span text:style-name="T7"> </text:span><text:span text:style-name="T5">fetchQuote</text:span><text:span text:style-name="T7">()</text:span></text:p>
        </text:list-item>
        <text:list-item>
          <text:p text:style-name="P6"><text:span text:style-name="T7"><text:s text:c="8"/></text:span><text:span text:style-name="T6">.</text:span><text:span text:style-name="T5">then</text:span><text:span text:style-name="T7">(</text:span><text:span text:style-name="T12">renderQuote</text:span><text:span text:style-name="T7">)</text:span></text:p>
        </text:list-item>
        <text:list-item>
          <text:p text:style-name="P6"><text:span text:style-name="T7">})</text:span></text:p>
        </text:list-item>
        <text:list-item>
          <text:p text:style-name="P9">event listener para cada clicke n el botón, metemos dentro del elemento html el texto de cargando, y mientras llamamos a la funcion async de fetchquote y la reendereizamos, cada click nos trae una nueva qu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 fo:font-family="'Courier New'" style:font-family-generic="roman" style:font-pitch="variable" fo:font-size="9pt" style:text-underline-style="none"/>
    </style:style>
    <style:style style:name="ListLabel_20_11" style:display-name="ListLabel 11" style:family="text">
      <style:text-properties style:font-name="Courier New" fo:font-family="'Courier New'" style:font-family-generic="roman" style:font-pitch="variable" fo:font-size="9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Roboto" fo:font-family="Roboto" style:font-family-generic="roman" style:font-pitch="variable" fo:font-size="9pt" style:text-underline-style="solid" style:text-underline-width="auto" style:text-underline-color="font-color" style:font-name-asian="Roboto1" style:font-family-asian="Roboto" style:font-family-generic-asian="system" style:font-pitch-asian="variable" style:font-size-asian="9pt" style:font-name-complex="Roboto1" style:font-family-complex="Roboto" style:font-family-generic-complex="system" style:font-pitch-complex="variable" style:font-size-complex="9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4" meta:paragraph-count="493" meta:word-count="4078" meta:character-count="24749" meta:non-whitespace-character-count="20562"/>
    <meta:generator>LibreOfficeDev/6.0.5.2$Linux_X86_64 LibreOffice_project/</meta:generator>
  </office:meta>
</office:document-meta>
</file>